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USFM3PeripheralContent" style:family="table">
      <style:table-properties style:width="18.011cm" fo:margin-left="0cm" table:align="left"/>
    </style:style>
    <style:style style:name="USFM3PeripheralContent.A" style:family="table-column">
      <style:table-column-properties style:column-width="2.596cm"/>
    </style:style>
    <style:style style:name="USFM3PeripheralContent.B" style:family="table-column">
      <style:table-column-properties style:column-width="15.415cm"/>
    </style:style>
    <style:style style:name="USFM3PeripheralContent.A1" style:family="table-cell">
      <style:table-cell-properties fo:padding="0.097cm" fo:border-left="0.05pt solid #000000" fo:border-right="none" fo:border-top="0.05pt solid #000000" fo:border-bottom="0.05pt solid #000000"/>
    </style:style>
    <style:style style:name="USFM3PeripheralContent.B1" style:family="table-cell">
      <style:table-cell-properties fo:padding="0.097cm" fo:border="0.05pt solid #000000"/>
    </style:style>
    <style:style style:name="USFM3PeripheralContent.A2" style:family="table-cell">
      <style:table-cell-properties fo:padding="0.097cm" fo:border-left="0.05pt solid #000000" fo:border-right="none" fo:border-top="none" fo:border-bottom="0.05pt solid #000000"/>
    </style:style>
    <style:style style:name="USFM3PeripheralContent.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8pt" fo:font-style="italic" officeooo:paragraph-rsid="001b1230" style:font-size-asian="8pt" style:font-style-asian="italic" style:font-size-complex="8pt" style:font-style-complex="italic"/>
    </style:style>
    <style:style style:name="P2" style:family="paragraph" style:parent-style-name="Text_20_body">
      <style:text-properties fo:language="en" fo:country="US" officeooo:rsid="0028e19f" officeooo:paragraph-rsid="003f3946"/>
    </style:style>
    <style:style style:name="P3" style:family="paragraph" style:parent-style-name="Text_20_body">
      <style:text-properties fo:language="en" fo:country="US" officeooo:rsid="003a1602" officeooo:paragraph-rsid="003a1602"/>
    </style:style>
    <style:style style:name="P4" style:family="paragraph" style:parent-style-name="Text_20_body">
      <style:text-properties fo:language="en" fo:country="US" fo:font-weight="normal" officeooo:rsid="003bbf43" officeooo:paragraph-rsid="003bbf43" style:font-weight-asian="normal" style:font-weight-complex="normal"/>
    </style:style>
    <style:style style:name="P5" style:family="paragraph" style:parent-style-name="Text_20_body">
      <style:text-properties fo:language="en" fo:country="US" fo:font-weight="normal" officeooo:rsid="004496d8" officeooo:paragraph-rsid="004496d8" style:font-weight-asian="normal" style:font-weight-complex="normal"/>
    </style:style>
    <style:style style:name="P6" style:family="paragraph" style:parent-style-name="Text_20_body">
      <style:text-properties fo:language="en" fo:country="US" officeooo:rsid="00340f8c" officeooo:paragraph-rsid="00340f8c"/>
    </style:style>
    <style:style style:name="P7" style:family="paragraph" style:parent-style-name="Text_20_body">
      <style:text-properties fo:language="en" fo:country="US" officeooo:rsid="00363418" officeooo:paragraph-rsid="00363418"/>
    </style:style>
    <style:style style:name="P8" style:family="paragraph" style:parent-style-name="Text_20_body">
      <style:text-properties fo:language="en" fo:country="US" officeooo:rsid="00369aff" officeooo:paragraph-rsid="00369aff"/>
    </style:style>
    <style:style style:name="P9" style:family="paragraph" style:parent-style-name="Text_20_body">
      <style:text-properties fo:language="en" fo:country="US" officeooo:rsid="0037cce2" officeooo:paragraph-rsid="0037cce2"/>
    </style:style>
    <style:style style:name="P10" style:family="paragraph" style:parent-style-name="Text_20_body">
      <style:text-properties fo:language="en" fo:country="US" officeooo:rsid="00387965" officeooo:paragraph-rsid="00387965"/>
    </style:style>
    <style:style style:name="P11" style:family="paragraph" style:parent-style-name="Text_20_body">
      <style:text-properties fo:language="en" fo:country="US" officeooo:rsid="003d4650" officeooo:paragraph-rsid="003d4650"/>
    </style:style>
    <style:style style:name="P12" style:family="paragraph" style:parent-style-name="Text_20_body">
      <style:text-properties fo:language="en" fo:country="US" officeooo:rsid="004b8a2a" officeooo:paragraph-rsid="004b8a2a"/>
    </style:style>
    <style:style style:name="P13" style:family="paragraph" style:parent-style-name="Text_20_body">
      <style:text-properties fo:language="en" fo:country="US" officeooo:rsid="004d0bee" officeooo:paragraph-rsid="004d0bee"/>
    </style:style>
    <style:style style:name="P14" style:family="paragraph" style:parent-style-name="Text_20_body">
      <style:text-properties fo:language="en" fo:country="US" officeooo:rsid="004efd76" officeooo:paragraph-rsid="004efd76"/>
    </style:style>
    <style:style style:name="P15" style:family="paragraph" style:parent-style-name="Text_20_body">
      <style:paragraph-properties fo:text-align="center" style:justify-single-word="false"/>
      <style:text-properties fo:language="en" fo:country="US" fo:font-style="italic" fo:font-weight="bold" officeooo:rsid="001944f9" officeooo:paragraph-rsid="001944f9" style:font-style-asian="italic" style:font-weight-asian="bold" style:font-style-complex="italic" style:font-weight-complex="bold"/>
    </style:style>
    <style:style style:name="P16" style:family="paragraph" style:parent-style-name="Text_20_body">
      <style:text-properties fo:language="en" fo:country="US" officeooo:rsid="0072b054" officeooo:paragraph-rsid="0072b054"/>
    </style:style>
    <style:style style:name="P17" style:family="paragraph" style:parent-style-name="Text_20_body">
      <style:text-properties fo:language="en" fo:country="US" officeooo:rsid="0064cbfb" officeooo:paragraph-rsid="0067fdca"/>
    </style:style>
    <style:style style:name="P18" style:family="paragraph" style:parent-style-name="Text_20_body">
      <style:text-properties fo:language="en" fo:country="US" officeooo:rsid="006ef5ba" officeooo:paragraph-rsid="006ef5ba"/>
    </style:style>
    <style:style style:name="P19" style:family="paragraph" style:parent-style-name="Text_20_body">
      <style:text-properties fo:language="en" fo:country="US" officeooo:rsid="0019426b"/>
    </style:style>
    <style:style style:name="P20" style:family="paragraph" style:parent-style-name="Text_20_body">
      <style:text-properties officeooo:rsid="00285e89" officeooo:paragraph-rsid="00285e89"/>
    </style:style>
    <style:style style:name="P21" style:family="paragraph" style:parent-style-name="Text_20_body">
      <style:text-properties officeooo:rsid="00299724" officeooo:paragraph-rsid="00299724"/>
    </style:style>
    <style:style style:name="P22" style:family="paragraph" style:parent-style-name="Text_20_body">
      <style:text-properties officeooo:rsid="002a8101" officeooo:paragraph-rsid="002a8101"/>
    </style:style>
    <style:style style:name="P23" style:family="paragraph" style:parent-style-name="Text_20_body">
      <style:text-properties officeooo:rsid="002fa0b5" officeooo:paragraph-rsid="002fa0b5"/>
    </style:style>
    <style:style style:name="P24" style:family="paragraph" style:parent-style-name="Text_20_body">
      <style:text-properties officeooo:rsid="00334f56" officeooo:paragraph-rsid="00334f56"/>
    </style:style>
    <style:style style:name="P25" style:family="paragraph" style:parent-style-name="Text_20_body">
      <style:text-properties officeooo:paragraph-rsid="0035757a"/>
    </style:style>
    <style:style style:name="P26" style:family="paragraph" style:parent-style-name="Text_20_body">
      <style:text-properties officeooo:rsid="00363418" officeooo:paragraph-rsid="00363418"/>
    </style:style>
    <style:style style:name="P27" style:family="paragraph" style:parent-style-name="Text_20_body">
      <style:text-properties officeooo:rsid="00369aff" officeooo:paragraph-rsid="0037cce2"/>
    </style:style>
    <style:style style:name="P28" style:family="paragraph" style:parent-style-name="Text_20_body">
      <style:text-properties officeooo:rsid="003738a6" officeooo:paragraph-rsid="003738a6"/>
    </style:style>
    <style:style style:name="P29" style:family="paragraph" style:parent-style-name="Text_20_body">
      <style:text-properties officeooo:rsid="0037cce2" officeooo:paragraph-rsid="0037cce2"/>
    </style:style>
    <style:style style:name="P30" style:family="paragraph" style:parent-style-name="Text_20_body">
      <style:text-properties officeooo:paragraph-rsid="00369aff"/>
    </style:style>
    <style:style style:name="P31" style:family="paragraph" style:parent-style-name="Text_20_body">
      <style:text-properties officeooo:rsid="003d4650" officeooo:paragraph-rsid="003d4650"/>
    </style:style>
    <style:style style:name="P32" style:family="paragraph" style:parent-style-name="Text_20_body">
      <style:text-properties officeooo:rsid="003f3946" officeooo:paragraph-rsid="003f3946"/>
    </style:style>
    <style:style style:name="P33" style:family="paragraph" style:parent-style-name="Text_20_body">
      <style:text-properties officeooo:rsid="00340f8c" officeooo:paragraph-rsid="0035757a"/>
    </style:style>
    <style:style style:name="P34" style:family="paragraph" style:parent-style-name="Text_20_body">
      <style:text-properties officeooo:rsid="004496d8" officeooo:paragraph-rsid="004496d8"/>
    </style:style>
    <style:style style:name="P35" style:family="paragraph" style:parent-style-name="Text_20_body">
      <style:text-properties officeooo:rsid="0044f76f" officeooo:paragraph-rsid="0044f76f"/>
    </style:style>
    <style:style style:name="P36" style:family="paragraph" style:parent-style-name="Text_20_body">
      <style:text-properties officeooo:rsid="0044f76f" officeooo:paragraph-rsid="004891b9"/>
    </style:style>
    <style:style style:name="P37" style:family="paragraph" style:parent-style-name="Text_20_body">
      <style:text-properties officeooo:rsid="0046ef35" officeooo:paragraph-rsid="0046ef35"/>
    </style:style>
    <style:style style:name="P38" style:family="paragraph" style:parent-style-name="Text_20_body">
      <style:text-properties officeooo:rsid="00491714" officeooo:paragraph-rsid="00491714"/>
    </style:style>
    <style:style style:name="P39" style:family="paragraph" style:parent-style-name="Text_20_body">
      <style:text-properties officeooo:rsid="004d0bee" officeooo:paragraph-rsid="004d0bee"/>
    </style:style>
    <style:style style:name="P40" style:family="paragraph" style:parent-style-name="Text_20_body">
      <style:text-properties officeooo:rsid="004fc9ec" officeooo:paragraph-rsid="004fc9ec"/>
    </style:style>
    <style:style style:name="P41" style:family="paragraph" style:parent-style-name="Text_20_body">
      <style:text-properties officeooo:rsid="005400e4" officeooo:paragraph-rsid="0054fe70"/>
    </style:style>
    <style:style style:name="P42" style:family="paragraph" style:parent-style-name="Text_20_body">
      <style:text-properties officeooo:rsid="0056085a" officeooo:paragraph-rsid="00597821"/>
    </style:style>
    <style:style style:name="P43" style:family="paragraph" style:parent-style-name="Text_20_body">
      <style:text-properties officeooo:rsid="005bb2c3" officeooo:paragraph-rsid="005bb2c3"/>
    </style:style>
    <style:style style:name="P44" style:family="paragraph" style:parent-style-name="Text_20_body">
      <style:text-properties officeooo:rsid="0046e3d4" officeooo:paragraph-rsid="004891b9"/>
    </style:style>
    <style:style style:name="P45" style:family="paragraph" style:parent-style-name="Text_20_body">
      <style:text-properties officeooo:rsid="005d29cc" officeooo:paragraph-rsid="005d29cc"/>
    </style:style>
    <style:style style:name="P46" style:family="paragraph" style:parent-style-name="Text_20_body">
      <style:text-properties officeooo:rsid="005f2a71" officeooo:paragraph-rsid="005f2a71"/>
    </style:style>
    <style:style style:name="P47" style:family="paragraph" style:parent-style-name="Text_20_body">
      <style:text-properties officeooo:rsid="00605bfc" officeooo:paragraph-rsid="00605bfc"/>
    </style:style>
    <style:style style:name="P48" style:family="paragraph" style:parent-style-name="Text_20_body">
      <style:text-properties officeooo:rsid="00605bfc" officeooo:paragraph-rsid="00635f63"/>
    </style:style>
    <style:style style:name="P49" style:family="paragraph" style:parent-style-name="Text_20_body">
      <style:text-properties officeooo:rsid="00635f63" officeooo:paragraph-rsid="00635f63"/>
    </style:style>
    <style:style style:name="P50" style:family="paragraph" style:parent-style-name="Text_20_body">
      <style:text-properties officeooo:rsid="0064cbfb" officeooo:paragraph-rsid="0064cbfb"/>
    </style:style>
    <style:style style:name="P51" style:family="paragraph" style:parent-style-name="Text_20_body">
      <style:text-properties officeooo:rsid="0067fdca" officeooo:paragraph-rsid="0067fdca"/>
    </style:style>
    <style:style style:name="P52" style:family="paragraph" style:parent-style-name="Text_20_body">
      <style:text-properties officeooo:rsid="006a9ea6" officeooo:paragraph-rsid="006a9ea6"/>
    </style:style>
    <style:style style:name="P53" style:family="paragraph" style:parent-style-name="Text_20_body">
      <style:text-properties officeooo:rsid="006b2378" officeooo:paragraph-rsid="006b2378"/>
    </style:style>
    <style:style style:name="P54" style:family="paragraph" style:parent-style-name="Text_20_body">
      <style:text-properties officeooo:rsid="006bb663" officeooo:paragraph-rsid="006bb663"/>
    </style:style>
    <style:style style:name="P55" style:family="paragraph" style:parent-style-name="Text_20_body">
      <style:text-properties officeooo:rsid="00711481" officeooo:paragraph-rsid="00711481"/>
    </style:style>
    <style:style style:name="P56" style:family="paragraph" style:parent-style-name="Text_20_body">
      <style:text-properties officeooo:rsid="0071b6ba" officeooo:paragraph-rsid="0071b6ba"/>
    </style:style>
    <style:style style:name="P57" style:family="paragraph" style:parent-style-name="Text_20_body">
      <style:text-properties officeooo:rsid="0072248c" officeooo:paragraph-rsid="0072248c"/>
    </style:style>
    <style:style style:name="P58" style:family="paragraph" style:parent-style-name="Text_20_body">
      <style:text-properties officeooo:rsid="00722993" officeooo:paragraph-rsid="00722993"/>
    </style:style>
    <style:style style:name="P59" style:family="paragraph" style:parent-style-name="Text_20_body">
      <style:text-properties officeooo:rsid="00782f93" officeooo:paragraph-rsid="00782f93"/>
    </style:style>
    <style:style style:name="P60" style:family="paragraph" style:parent-style-name="Title">
      <style:text-properties fo:language="en" fo:country="US"/>
    </style:style>
    <style:style style:name="P61" style:family="paragraph" style:parent-style-name="Standard">
      <style:text-properties fo:language="en" fo:country="US" officeooo:rsid="0011bc52" officeooo:paragraph-rsid="00325ff1"/>
    </style:style>
    <style:style style:name="P62" style:family="paragraph" style:parent-style-name="Standard">
      <style:text-properties fo:language="en" fo:country="US" officeooo:rsid="00517cf5" officeooo:paragraph-rsid="00517cf5"/>
    </style:style>
    <style:style style:name="P63" style:family="paragraph" style:parent-style-name="Standard">
      <style:text-properties fo:language="en" fo:country="US" officeooo:rsid="005400e4"/>
    </style:style>
    <style:style style:name="P64" style:family="paragraph" style:parent-style-name="Standard">
      <style:text-properties fo:language="en" fo:country="US" officeooo:rsid="005400e4" officeooo:paragraph-rsid="005400e4"/>
    </style:style>
    <style:style style:name="P65" style:family="paragraph" style:parent-style-name="Standard">
      <style:text-properties fo:language="en" fo:country="US" officeooo:rsid="0054fe70" officeooo:paragraph-rsid="00597821"/>
    </style:style>
    <style:style style:name="P66" style:family="paragraph" style:parent-style-name="Standard">
      <style:text-properties fo:language="en" fo:country="US" officeooo:rsid="0057f61b" officeooo:paragraph-rsid="00597821"/>
    </style:style>
    <style:style style:name="P67" style:family="paragraph" style:parent-style-name="Standard">
      <style:text-properties fo:language="en" fo:country="US" officeooo:rsid="005b44e3" officeooo:paragraph-rsid="005b44e3"/>
    </style:style>
    <style:style style:name="P68" style:family="paragraph" style:parent-style-name="Standard">
      <style:text-properties fo:language="en" fo:country="US" officeooo:rsid="005ec31e" officeooo:paragraph-rsid="005ec31e"/>
    </style:style>
    <style:style style:name="P69" style:family="paragraph" style:parent-style-name="Standard">
      <style:text-properties fo:language="en" fo:country="US" officeooo:rsid="006e3ae1" officeooo:paragraph-rsid="006e3ae1"/>
    </style:style>
    <style:style style:name="P70" style:family="paragraph" style:parent-style-name="Footnote">
      <style:text-properties officeooo:rsid="0026ae0b" officeooo:paragraph-rsid="0026ae0b"/>
    </style:style>
    <style:style style:name="P71" style:family="paragraph" style:parent-style-name="Footnote">
      <style:text-properties officeooo:rsid="0046e3d4" officeooo:paragraph-rsid="0046e3d4"/>
    </style:style>
    <style:style style:name="P72" style:family="paragraph" style:parent-style-name="Footnote">
      <style:text-properties officeooo:rsid="005d29cc" officeooo:paragraph-rsid="005d29cc"/>
    </style:style>
    <style:style style:name="P73" style:family="paragraph" style:parent-style-name="Footnote">
      <style:text-properties officeooo:rsid="00605bfc" officeooo:paragraph-rsid="00605bfc"/>
    </style:style>
    <style:style style:name="P74" style:family="paragraph" style:parent-style-name="Footnote">
      <style:text-properties officeooo:rsid="00635f63" officeooo:paragraph-rsid="00635f63"/>
    </style:style>
    <style:style style:name="P75" style:family="paragraph" style:parent-style-name="Footnote">
      <style:text-properties officeooo:rsid="006a9ea6" officeooo:paragraph-rsid="006a9ea6"/>
    </style:style>
    <style:style style:name="P76" style:family="paragraph" style:parent-style-name="Code">
      <style:text-properties officeooo:rsid="00491714" officeooo:paragraph-rsid="004a0989"/>
    </style:style>
    <style:style style:name="P77" style:family="paragraph" style:parent-style-name="Code">
      <style:text-properties officeooo:paragraph-rsid="004a0989"/>
    </style:style>
    <style:style style:name="P78" style:family="paragraph" style:parent-style-name="Code">
      <style:text-properties officeooo:paragraph-rsid="00597821"/>
    </style:style>
    <style:style style:name="P79" style:family="paragraph" style:parent-style-name="Code">
      <style:text-properties officeooo:paragraph-rsid="005d29cc"/>
    </style:style>
    <style:style style:name="P80" style:family="paragraph" style:parent-style-name="Code">
      <style:text-properties officeooo:paragraph-rsid="005fb731"/>
    </style:style>
    <style:style style:name="P81" style:family="paragraph" style:parent-style-name="Code">
      <style:text-properties officeooo:paragraph-rsid="0064cbfb"/>
    </style:style>
    <style:style style:name="P82" style:family="paragraph" style:parent-style-name="Code">
      <style:text-properties officeooo:paragraph-rsid="006b2378"/>
    </style:style>
    <style:style style:name="P83" style:family="paragraph" style:parent-style-name="Code">
      <style:text-properties officeooo:paragraph-rsid="006c7de5"/>
    </style:style>
    <style:style style:name="P84" style:family="paragraph" style:parent-style-name="Code">
      <style:text-properties officeooo:rsid="0072248c" officeooo:paragraph-rsid="0072248c"/>
    </style:style>
    <style:style style:name="P85" style:family="paragraph" style:parent-style-name="Table_20_Contents">
      <style:paragraph-properties fo:margin-left="1.27cm" fo:margin-right="0cm" fo:text-indent="0cm" style:auto-text-indent="false"/>
      <style:text-properties fo:language="en" fo:country="US" officeooo:rsid="005400e4" officeooo:paragraph-rsid="005400e4"/>
    </style:style>
    <style:style style:name="P86" style:family="paragraph" style:parent-style-name="Table_20_Heading">
      <style:text-properties fo:font-weight="bold" officeooo:rsid="00690ead" officeooo:paragraph-rsid="00690ead" style:font-size-asian="10.5pt" style:font-weight-asian="bold" style:font-weight-complex="bold"/>
    </style:style>
    <style:style style:name="P87" style:family="paragraph" style:parent-style-name="Table_20_Contents">
      <style:text-properties officeooo:rsid="00690ead" officeooo:paragraph-rsid="00690ead" style:font-size-asian="10.5pt"/>
    </style:style>
    <style:style style:name="P88" style:family="paragraph" style:parent-style-name="Contents_20_1">
      <style:paragraph-properties>
        <style:tab-stops>
          <style:tab-stop style:position="18.002cm" style:type="right" style:leader-style="dotted" style:leader-text="."/>
        </style:tab-stops>
      </style:paragraph-properties>
    </style:style>
    <style:style style:name="P89" style:family="paragraph" style:parent-style-name="Contents_20_2">
      <style:paragraph-properties>
        <style:tab-stops>
          <style:tab-stop style:position="18.002cm" style:type="right" style:leader-style="dotted" style:leader-text="."/>
        </style:tab-stops>
      </style:paragraph-properties>
    </style:style>
    <style:style style:name="P90" style:family="paragraph" style:parent-style-name="Contents_20_3">
      <style:paragraph-properties>
        <style:tab-stops>
          <style:tab-stop style:position="18.002cm" style:type="right" style:leader-style="dotted" style:leader-text="."/>
        </style:tab-stops>
      </style:paragraph-properties>
    </style:style>
    <style:style style:name="P91" style:family="paragraph" style:parent-style-name="Standard" style:list-style-name="L10">
      <style:text-properties fo:language="en" fo:country="US" officeooo:rsid="0054fe70" officeooo:paragraph-rsid="00597821"/>
    </style:style>
    <style:style style:name="P92" style:family="paragraph" style:parent-style-name="Standard" style:list-style-name="L11">
      <style:text-properties fo:language="en" fo:country="US" officeooo:rsid="005b44e3" officeooo:paragraph-rsid="005b44e3"/>
    </style:style>
    <style:style style:name="P93" style:family="paragraph" style:parent-style-name="Standard" style:list-style-name="L20">
      <style:text-properties fo:language="en" fo:country="US" officeooo:rsid="006e3ae1" officeooo:paragraph-rsid="006e3ae1"/>
    </style:style>
    <style:style style:name="P94" style:family="paragraph" style:parent-style-name="Standard">
      <style:text-properties fo:language="en" fo:country="US" officeooo:rsid="006e3ae1" officeooo:paragraph-rsid="00796912"/>
    </style:style>
    <style:style style:name="P95" style:family="paragraph" style:parent-style-name="Text_20_body" style:list-style-name="L1">
      <style:text-properties officeooo:rsid="001cc55e" officeooo:paragraph-rsid="001cc55e"/>
    </style:style>
    <style:style style:name="P96" style:family="paragraph" style:parent-style-name="Text_20_body" style:list-style-name="L2">
      <style:text-properties officeooo:rsid="001cc55e" officeooo:paragraph-rsid="001cc55e"/>
    </style:style>
    <style:style style:name="P97" style:family="paragraph" style:parent-style-name="Text_20_body" style:list-style-name="L2">
      <style:text-properties officeooo:rsid="001e3b53" officeooo:paragraph-rsid="001e3b53"/>
    </style:style>
    <style:style style:name="P98" style:family="paragraph" style:parent-style-name="Text_20_body" style:list-style-name="L3">
      <style:text-properties officeooo:rsid="00208027" officeooo:paragraph-rsid="00208027"/>
    </style:style>
    <style:style style:name="P99" style:family="paragraph" style:parent-style-name="Text_20_body" style:list-style-name="L4">
      <style:text-properties officeooo:rsid="00231886" officeooo:paragraph-rsid="00231886"/>
    </style:style>
    <style:style style:name="P100" style:family="paragraph" style:parent-style-name="Text_20_body" style:list-style-name="L5">
      <style:text-properties officeooo:rsid="002a8101" officeooo:paragraph-rsid="002a8101"/>
    </style:style>
    <style:style style:name="P101" style:family="paragraph" style:parent-style-name="Text_20_body" style:list-style-name="L6"/>
    <style:style style:name="P102" style:family="paragraph" style:parent-style-name="Text_20_body" style:list-style-name="L6">
      <style:text-properties fo:font-style="normal" officeooo:rsid="0024ba87" officeooo:paragraph-rsid="0024ba87" style:font-style-asian="normal" style:font-style-complex="normal"/>
    </style:style>
    <style:style style:name="P103" style:family="paragraph" style:parent-style-name="Text_20_body" style:list-style-name="L6">
      <style:text-properties fo:font-style="normal" officeooo:rsid="0026a04c" officeooo:paragraph-rsid="0026a04c" style:font-style-asian="normal" style:font-style-complex="normal"/>
    </style:style>
    <style:style style:name="P104" style:family="paragraph" style:parent-style-name="Text_20_body" style:list-style-name="L6">
      <style:text-properties fo:font-style="normal" officeooo:rsid="0026ae0b" officeooo:paragraph-rsid="0026ae0b" style:font-style-asian="normal" style:font-style-complex="normal"/>
    </style:style>
    <style:style style:name="P105" style:family="paragraph" style:parent-style-name="Text_20_body" style:list-style-name="L6">
      <style:text-properties officeooo:rsid="0026ae0b" officeooo:paragraph-rsid="0026ae0b"/>
    </style:style>
    <style:style style:name="P106" style:family="paragraph" style:parent-style-name="Text_20_body" style:list-style-name="L6">
      <style:text-properties officeooo:rsid="0026a04c" officeooo:paragraph-rsid="0026a04c"/>
    </style:style>
    <style:style style:name="P107" style:family="paragraph" style:parent-style-name="Text_20_body" style:list-style-name="L6">
      <style:text-properties officeooo:rsid="00314af3" officeooo:paragraph-rsid="00314af3"/>
    </style:style>
    <style:style style:name="P108" style:family="paragraph" style:parent-style-name="Text_20_body" style:list-style-name="L7">
      <style:text-properties fo:font-weight="bold" officeooo:rsid="003a1602" officeooo:paragraph-rsid="003a1602" style:font-weight-asian="bold" style:font-weight-complex="bold"/>
    </style:style>
    <style:style style:name="P109" style:family="paragraph" style:parent-style-name="Text_20_body" style:list-style-name="L7">
      <style:text-properties fo:font-weight="bold" officeooo:rsid="004496d8" officeooo:paragraph-rsid="004496d8" style:font-weight-asian="bold" style:font-weight-complex="bold"/>
    </style:style>
    <style:style style:name="P110" style:family="paragraph" style:parent-style-name="Text_20_body" style:list-style-name="L8">
      <style:text-properties fo:language="en" fo:country="US" fo:font-weight="normal" officeooo:rsid="003bbf43" officeooo:paragraph-rsid="003bbf43" style:font-weight-asian="normal" style:font-weight-complex="normal"/>
    </style:style>
    <style:style style:name="P111" style:family="paragraph" style:parent-style-name="Text_20_body" style:list-style-name="L9">
      <style:text-properties officeooo:paragraph-rsid="0037cce2"/>
    </style:style>
    <style:style style:name="P112" style:family="paragraph" style:parent-style-name="Text_20_body" style:list-style-name="L9">
      <style:text-properties officeooo:rsid="00369aff" officeooo:paragraph-rsid="0037cce2"/>
    </style:style>
    <style:style style:name="P113" style:family="paragraph" style:parent-style-name="Text_20_body" style:list-style-name="L12">
      <style:text-properties officeooo:rsid="005d29cc" officeooo:paragraph-rsid="005d29cc"/>
    </style:style>
    <style:style style:name="P114" style:family="paragraph" style:parent-style-name="Text_20_body" style:list-style-name="L14">
      <style:text-properties officeooo:rsid="005d29cc" officeooo:paragraph-rsid="005d29cc"/>
    </style:style>
    <style:style style:name="P115" style:family="paragraph" style:parent-style-name="Text_20_body" style:list-style-name="L13">
      <style:text-properties officeooo:rsid="006f43b0" officeooo:paragraph-rsid="006f43b0"/>
    </style:style>
    <style:style style:name="P116" style:family="paragraph" style:parent-style-name="Text_20_body" style:list-style-name="L15">
      <style:text-properties officeooo:rsid="006f43b0" officeooo:paragraph-rsid="006f43b0"/>
    </style:style>
    <style:style style:name="P117" style:family="paragraph" style:parent-style-name="Text_20_body" style:list-style-name="L16">
      <style:text-properties officeooo:rsid="006f43b0" officeooo:paragraph-rsid="006f43b0"/>
    </style:style>
    <style:style style:name="P118" style:family="paragraph" style:parent-style-name="Text_20_body" style:list-style-name="L17">
      <style:text-properties officeooo:rsid="00711481" officeooo:paragraph-rsid="00711481"/>
    </style:style>
    <style:style style:name="P119" style:family="paragraph" style:parent-style-name="Text_20_body" style:list-style-name="L18">
      <style:text-properties officeooo:paragraph-rsid="0071b6ba"/>
    </style:style>
    <style:style style:name="P120" style:family="paragraph" style:parent-style-name="Text_20_body" style:list-style-name="L19">
      <style:text-properties officeooo:rsid="0071b6ba" officeooo:paragraph-rsid="0071b6ba"/>
    </style:style>
    <style:style style:name="P121" style:family="paragraph" style:parent-style-name="Text_20_body">
      <style:text-properties officeooo:rsid="00782f93" officeooo:paragraph-rsid="00782f93"/>
    </style:style>
    <style:style style:name="P122" style:family="paragraph" style:parent-style-name="Text_20_body">
      <style:text-properties officeooo:rsid="007a7500" officeooo:paragraph-rsid="007a7500"/>
    </style:style>
    <style:style style:name="P123" style:family="paragraph" style:parent-style-name="Heading_20_3">
      <style:text-properties officeooo:rsid="001e3b53" officeooo:paragraph-rsid="0021d6ec"/>
    </style:style>
    <style:style style:name="P124" style:family="paragraph" style:parent-style-name="Heading_20_3">
      <style:text-properties officeooo:rsid="00285e89" officeooo:paragraph-rsid="00285e89"/>
    </style:style>
    <style:style style:name="P125" style:family="paragraph" style:parent-style-name="Heading_20_3">
      <style:text-properties officeooo:rsid="002a8101" officeooo:paragraph-rsid="002a8101"/>
    </style:style>
    <style:style style:name="P126" style:family="paragraph" style:parent-style-name="Heading_20_3">
      <style:text-properties officeooo:rsid="00314af3" officeooo:paragraph-rsid="00314af3"/>
    </style:style>
    <style:style style:name="P127" style:family="paragraph" style:parent-style-name="Heading_20_3">
      <style:text-properties officeooo:rsid="003210a7" officeooo:paragraph-rsid="003210a7"/>
    </style:style>
    <style:style style:name="P128" style:family="paragraph" style:parent-style-name="Heading_20_3">
      <style:text-properties officeooo:paragraph-rsid="00597821"/>
    </style:style>
    <style:style style:name="P129" style:family="paragraph" style:parent-style-name="Heading_20_3">
      <style:text-properties officeooo:paragraph-rsid="0071b6ba"/>
    </style:style>
    <style:style style:name="P130" style:family="paragraph" style:parent-style-name="Heading_20_1">
      <style:text-properties fo:language="en" fo:country="US"/>
    </style:style>
    <style:style style:name="P131" style:family="paragraph" style:parent-style-name="Heading_20_1">
      <style:text-properties fo:language="en" fo:country="US" officeooo:rsid="003a1602" officeooo:paragraph-rsid="003a1602"/>
    </style:style>
    <style:style style:name="P132" style:family="paragraph" style:parent-style-name="Heading_20_1">
      <style:text-properties fo:language="en" fo:country="US" officeooo:rsid="0016bc5a" officeooo:paragraph-rsid="0016bc5a"/>
    </style:style>
    <style:style style:name="P133" style:family="paragraph" style:parent-style-name="Heading_20_1">
      <style:text-properties fo:language="en" fo:country="US" officeooo:rsid="001944f9" officeooo:paragraph-rsid="001944f9"/>
    </style:style>
    <style:style style:name="P134" style:family="paragraph" style:parent-style-name="Heading_20_1">
      <style:text-properties fo:language="en" fo:country="US" officeooo:rsid="00782f93" officeooo:paragraph-rsid="00782f93"/>
    </style:style>
    <style:style style:name="P135" style:family="paragraph" style:parent-style-name="Heading_20_1">
      <style:text-properties officeooo:paragraph-rsid="00597821"/>
    </style:style>
    <style:style style:name="P136" style:family="paragraph" style:parent-style-name="Heading_20_1">
      <style:text-properties officeooo:rsid="0028e19f" officeooo:paragraph-rsid="0028e19f"/>
    </style:style>
    <style:style style:name="P137" style:family="paragraph" style:parent-style-name="Heading_20_1">
      <style:paragraph-properties fo:break-before="page"/>
    </style:style>
    <style:style style:name="P138" style:family="paragraph" style:parent-style-name="Heading_20_2">
      <style:text-properties officeooo:rsid="001cc55e" officeooo:paragraph-rsid="001cc55e"/>
    </style:style>
    <style:style style:name="P139" style:family="paragraph" style:parent-style-name="Heading_20_2">
      <style:text-properties officeooo:rsid="00208027" officeooo:paragraph-rsid="00208027"/>
    </style:style>
    <style:style style:name="P140" style:family="paragraph" style:parent-style-name="Heading_20_2">
      <style:text-properties officeooo:rsid="00231886" officeooo:paragraph-rsid="00231886"/>
    </style:style>
    <style:style style:name="P141" style:family="paragraph" style:parent-style-name="Heading_20_2">
      <style:text-properties officeooo:rsid="00285e89" officeooo:paragraph-rsid="00285e89"/>
    </style:style>
    <style:style style:name="P142" style:family="paragraph" style:parent-style-name="Heading_20_2">
      <style:text-properties fo:language="en" fo:country="US"/>
    </style:style>
    <style:style style:name="P143" style:family="paragraph" style:parent-style-name="Heading_20_2">
      <style:text-properties fo:language="en" fo:country="US" officeooo:paragraph-rsid="00325ff1"/>
    </style:style>
    <style:style style:name="P144" style:family="paragraph" style:parent-style-name="Heading_20_2">
      <style:text-properties fo:language="en" fo:country="US" officeooo:rsid="0013ba6b"/>
    </style:style>
    <style:style style:name="P145" style:family="paragraph" style:parent-style-name="Heading_20_2">
      <style:text-properties fo:language="en" fo:country="US" officeooo:rsid="0016bc5a"/>
    </style:style>
    <style:style style:name="P146" style:family="paragraph" style:parent-style-name="Heading_20_2">
      <style:text-properties fo:language="en" fo:country="US" officeooo:rsid="0028e19f" officeooo:paragraph-rsid="0028e19f"/>
    </style:style>
    <style:style style:name="P147" style:family="paragraph" style:parent-style-name="Heading_20_2">
      <style:text-properties fo:language="en" fo:country="US" officeooo:paragraph-rsid="00597821"/>
    </style:style>
    <style:style style:name="P148" style:family="paragraph" style:parent-style-name="Heading_20_2">
      <style:text-properties officeooo:rsid="0028e19f" officeooo:paragraph-rsid="0028e19f"/>
    </style:style>
    <style:style style:name="P149" style:family="paragraph" style:parent-style-name="Heading_20_2">
      <style:text-properties officeooo:paragraph-rsid="00325ff1"/>
    </style:style>
    <style:style style:name="P150" style:family="paragraph" style:parent-style-name="Heading_20_2">
      <style:text-properties officeooo:rsid="004fc9ec" officeooo:paragraph-rsid="004fc9ec"/>
    </style:style>
    <style:style style:name="P151" style:family="paragraph" style:parent-style-name="Heading_20_2">
      <style:text-properties officeooo:paragraph-rsid="0054fe70"/>
    </style:style>
    <style:style style:name="P152" style:family="paragraph" style:parent-style-name="Heading_20_2">
      <style:text-properties officeooo:paragraph-rsid="00597821"/>
    </style:style>
    <style:style style:name="P153" style:family="paragraph" style:parent-style-name="Heading_20_2">
      <style:text-properties officeooo:paragraph-rsid="00635f63"/>
    </style:style>
    <style:style style:name="P154" style:family="paragraph" style:parent-style-name="Code" style:list-style-name="L9">
      <style:text-properties officeooo:paragraph-rsid="00369aff"/>
    </style:style>
    <style:style style:name="T1" style:family="text">
      <style:text-properties officeooo:rsid="001b1230"/>
    </style:style>
    <style:style style:name="T2" style:family="text">
      <style:text-properties fo:font-weight="bold" style:font-weight-asian="bold" style:font-weight-complex="bold"/>
    </style:style>
    <style:style style:name="T3" style:family="text">
      <style:text-properties fo:font-weight="bold" officeooo:rsid="001b1230" style:font-weight-asian="bold" style:font-weight-complex="bold"/>
    </style:style>
    <style:style style:name="T4" style:family="text">
      <style:text-properties style:text-position="super 58%" officeooo:rsid="001b1230"/>
    </style:style>
    <style:style style:name="T5" style:family="text">
      <style:text-properties officeooo:rsid="0013ba6b"/>
    </style:style>
    <style:style style:name="T6" style:family="text">
      <style:text-properties officeooo:rsid="00158530"/>
    </style:style>
    <style:style style:name="T7" style:family="text">
      <style:text-properties officeooo:rsid="001944f9"/>
    </style:style>
    <style:style style:name="T8" style:family="text">
      <style:text-properties fo:language="en" fo:country="US"/>
    </style:style>
    <style:style style:name="T9" style:family="text">
      <style:text-properties fo:language="en" fo:country="US" officeooo:rsid="0019426b"/>
    </style:style>
    <style:style style:name="T10" style:family="text">
      <style:text-properties fo:language="en" fo:country="US" officeooo:rsid="00325ff1"/>
    </style:style>
    <style:style style:name="T11" style:family="text">
      <style:text-properties fo:language="en" fo:country="US" officeooo:rsid="00340f8c"/>
    </style:style>
    <style:style style:name="T12" style:family="text">
      <style:text-properties fo:language="en" fo:country="US" officeooo:rsid="0035757a"/>
    </style:style>
    <style:style style:name="T13" style:family="text">
      <style:text-properties fo:language="en" fo:country="US" officeooo:rsid="00387965"/>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13ba6b"/>
    </style:style>
    <style:style style:name="T16" style:family="text">
      <style:text-properties fo:language="en" fo:country="US" officeooo:rsid="004496d8"/>
    </style:style>
    <style:style style:name="T17" style:family="text">
      <style:text-properties fo:language="en" fo:country="US" officeooo:rsid="0042bb77"/>
    </style:style>
    <style:style style:name="T18" style:family="text">
      <style:text-properties fo:language="en" fo:country="US" officeooo:rsid="0016bc5a"/>
    </style:style>
    <style:style style:name="T19" style:family="text">
      <style:text-properties fo:language="en" fo:country="US" officeooo:rsid="004a0989"/>
    </style:style>
    <style:style style:name="T20" style:family="text">
      <style:text-properties fo:language="en" fo:country="US" officeooo:rsid="001944f9"/>
    </style:style>
    <style:style style:name="T21" style:family="text">
      <style:text-properties fo:language="en" fo:country="US" officeooo:rsid="00635f63"/>
    </style:style>
    <style:style style:name="T22" style:family="text">
      <style:text-properties fo:language="en" fo:country="US" officeooo:rsid="00666490"/>
    </style:style>
    <style:style style:name="T23" style:family="text">
      <style:text-properties officeooo:rsid="001e3b53"/>
    </style:style>
    <style:style style:name="T24" style:family="text">
      <style:text-properties officeooo:rsid="001fc5fd"/>
    </style:style>
    <style:style style:name="T25" style:family="text">
      <style:text-properties officeooo:rsid="0024ba87"/>
    </style:style>
    <style:style style:name="T26" style:family="text">
      <style:text-properties officeooo:rsid="0026ae0b"/>
    </style:style>
    <style:style style:name="T27" style:family="text">
      <style:text-properties officeooo:rsid="0026e771"/>
    </style:style>
    <style:style style:name="T28" style:family="text">
      <style:text-properties officeooo:rsid="00299724"/>
    </style:style>
    <style:style style:name="T29" style:family="text">
      <style:text-properties officeooo:rsid="002a8101"/>
    </style:style>
    <style:style style:name="T30" style:family="text">
      <style:text-properties officeooo:rsid="002c0a7f"/>
    </style:style>
    <style:style style:name="T31" style:family="text">
      <style:text-properties officeooo:rsid="002e067c"/>
    </style:style>
    <style:style style:name="T32" style:family="text">
      <style:text-properties officeooo:rsid="002fa0b5"/>
    </style:style>
    <style:style style:name="T33" style:family="text">
      <style:text-properties officeooo:rsid="00314af3"/>
    </style:style>
    <style:style style:name="T34" style:family="text">
      <style:text-properties fo:font-style="italic" style:font-style-asian="italic" style:font-style-complex="italic"/>
    </style:style>
    <style:style style:name="T35" style:family="text">
      <style:text-properties fo:font-style="italic" officeooo:rsid="0026ae0b" style:font-style-asian="italic" style:font-style-complex="italic"/>
    </style:style>
    <style:style style:name="T36" style:family="text">
      <style:text-properties officeooo:rsid="00340f8c"/>
    </style:style>
    <style:style style:name="T37" style:family="text">
      <style:text-properties officeooo:rsid="00369aff"/>
    </style:style>
    <style:style style:name="T38" style:family="text">
      <style:text-properties officeooo:rsid="0037cce2"/>
    </style:style>
    <style:style style:name="T39" style:family="text">
      <style:text-properties officeooo:rsid="004496d8"/>
    </style:style>
    <style:style style:name="T40" style:family="text">
      <style:text-properties officeooo:rsid="0044f76f"/>
    </style:style>
    <style:style style:name="T41" style:family="text">
      <style:text-properties officeooo:rsid="0046e3d4"/>
    </style:style>
    <style:style style:name="T42" style:family="text">
      <style:text-properties officeooo:rsid="0046ef35"/>
    </style:style>
    <style:style style:name="T43" style:family="text">
      <style:text-properties officeooo:rsid="004891b9"/>
    </style:style>
    <style:style style:name="T44" style:family="text">
      <style:text-properties officeooo:rsid="004a0989"/>
    </style:style>
    <style:style style:name="T45" style:family="text">
      <style:text-properties officeooo:rsid="00536969"/>
    </style:style>
    <style:style style:name="T46" style:family="text">
      <style:text-properties officeooo:rsid="0054d8f0"/>
    </style:style>
    <style:style style:name="T47" style:family="text">
      <style:text-properties officeooo:rsid="0056085a"/>
    </style:style>
    <style:style style:name="T48" style:family="text">
      <style:text-properties officeooo:rsid="0057f61b"/>
    </style:style>
    <style:style style:name="T49" style:family="text">
      <style:text-properties officeooo:rsid="00597821"/>
    </style:style>
    <style:style style:name="T50" style:family="text">
      <style:text-properties officeooo:rsid="005d29cc"/>
    </style:style>
    <style:style style:name="T51" style:family="text">
      <style:text-properties officeooo:rsid="005ec31e"/>
    </style:style>
    <style:style style:name="T52" style:family="text">
      <style:text-properties officeooo:rsid="005fb731"/>
    </style:style>
    <style:style style:name="T53" style:family="text">
      <style:text-properties officeooo:rsid="0061c074"/>
    </style:style>
    <style:style style:name="T54" style:family="text">
      <style:text-properties officeooo:rsid="0064cbfb"/>
    </style:style>
    <style:style style:name="T55" style:family="text">
      <style:text-properties officeooo:rsid="0067fdca"/>
    </style:style>
    <style:style style:name="T56" style:family="text">
      <style:text-properties officeooo:rsid="006b2378"/>
    </style:style>
    <style:style style:name="T57" style:family="text">
      <style:text-properties officeooo:rsid="006f43b0"/>
    </style:style>
    <style:style style:name="T58" style:family="text">
      <style:text-properties officeooo:rsid="0071b6ba"/>
    </style:style>
    <style:style style:name="T59" style:family="text">
      <style:text-properties officeooo:rsid="00796912"/>
    </style:style>
    <style:style style:name="T60" style:family="text">
      <style:text-properties officeooo:rsid="007a7500"/>
    </style:style>
    <style:style style:name="Sect1" style:family="section">
      <style:section-properties style:editable="false">
        <style:columns fo:column-count="2" fo:column-gap="0.998cm">
          <style:column-sep style:width="0.009cm" style:color="#000000" style:height="100%" style:style="solid"/>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BL Metadata v2.3 – RFC <text:span text:style-name="T7">v0.31</text:span></text:p>
      <text:p text:style-name="P15">February 1<text:span text:style-name="T59">5</text:span>th 2019 by Mark Howe, for the Digital Bible Library</text:p>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Contents</text:p>
          </text:index-title>
          <text:p text:style-name="P88"><text:a xlink:type="simple" xlink:href="#__RefHeading___Toc401_417451058" text:style-name="Index_20_Link" text:visited-style-name="Index_20_Link">1Overview<text:tab/>2</text:a></text:p>
          <text:p text:style-name="P89"><text:a xlink:type="simple" xlink:href="#__RefHeading___Toc403_417451058" text:style-name="Index_20_Link" text:visited-style-name="Index_20_Link">1.1Goals<text:tab/>2</text:a></text:p>
          <text:p text:style-name="P90"><text:a xlink:type="simple" xlink:href="#__RefHeading___Toc405_417451058" text:style-name="Index_20_Link" text:visited-style-name="Index_20_Link">1.1.1Provide timely support within DBL for new features<text:tab/>2</text:a></text:p>
          <text:p text:style-name="P90"><text:a xlink:type="simple" xlink:href="#__RefHeading___Toc407_417451058" text:style-name="Index_20_Link" text:visited-style-name="Index_20_Link">1.1.2Begin implementing major Scripture Burrito features<text:tab/>2</text:a></text:p>
          <text:p text:style-name="P90"><text:a xlink:type="simple" xlink:href="#__RefHeading___Toc409_417451058" text:style-name="Index_20_Link" text:visited-style-name="Index_20_Link">1.1.3Smaller schema tweaks and fixes<text:tab/>2</text:a></text:p>
          <text:p text:style-name="P89"><text:a xlink:type="simple" xlink:href="#__RefHeading___Toc411_417451058" text:style-name="Index_20_Link" text:visited-style-name="Index_20_Link">1.2Constraints<text:tab/>2</text:a></text:p>
          <text:p text:style-name="P89"><text:a xlink:type="simple" xlink:href="#__RefHeading___Toc413_417451058" text:style-name="Index_20_Link" text:visited-style-name="Index_20_Link">1.3Process to date<text:tab/>2</text:a></text:p>
          <text:p text:style-name="P89"><text:a xlink:type="simple" xlink:href="#__RefHeading___Toc415_417451058" text:style-name="Index_20_Link" text:visited-style-name="Index_20_Link">1.4Outstanding issues<text:tab/>2</text:a></text:p>
          <text:p text:style-name="P90"><text:a xlink:type="simple" xlink:href="#__RefHeading___Toc417_417451058" text:style-name="Index_20_Link" text:visited-style-name="Index_20_Link">1.4.1Progress tracking<text:tab/>2</text:a></text:p>
          <text:p text:style-name="P90"><text:a xlink:type="simple" xlink:href="#__RefHeading___Toc419_417451058" text:style-name="Index_20_Link" text:visited-style-name="Index_20_Link">1.4.2Convergence of metadata with PT Reg, REAP and progress.bible<text:tab/>3</text:a></text:p>
          <text:p text:style-name="P90"><text:a xlink:type="simple" xlink:href="#__RefHeading___Toc421_417451058" text:style-name="Index_20_Link" text:visited-style-name="Index_20_Link">1.4.3Enhanced resource support<text:tab/>3</text:a></text:p>
          <text:p text:style-name="P90"><text:a xlink:type="simple" xlink:href="#__RefHeading___Toc423_417451058" text:style-name="Index_20_Link" text:visited-style-name="Index_20_Link">1.4.4Public license support<text:tab/>3</text:a></text:p>
          <text:p text:style-name="P90"><text:a xlink:type="simple" xlink:href="#__RefHeading___Toc425_417451058" text:style-name="Index_20_Link" text:visited-style-name="Index_20_Link">1.4.5Consultation about braille<text:tab/>3</text:a></text:p>
          <text:p text:style-name="P90"><text:a xlink:type="simple" xlink:href="#__RefHeading___Toc427_417451058" text:style-name="Index_20_Link" text:visited-style-name="Index_20_Link">1.4.6Consultation about sign language video<text:tab/>3</text:a></text:p>
          <text:p text:style-name="P90"><text:a xlink:type="simple" xlink:href="#__RefHeading___Toc1305_588603349" text:style-name="Index_20_Link" text:visited-style-name="Index_20_Link">1.4.7Canonical Javascript expression of DBL Metadata<text:tab/>3</text:a></text:p>
          <text:p text:style-name="P89"><text:a xlink:type="simple" xlink:href="#__RefHeading___Toc429_417451058" text:style-name="Index_20_Link" text:visited-style-name="Index_20_Link">1.5Roadmap<text:tab/>3</text:a></text:p>
          <text:p text:style-name="P90"><text:a xlink:type="simple" xlink:href="#__RefHeading___Toc1307_588603349" text:style-name="Index_20_Link" text:visited-style-name="Index_20_Link">1.5.1End February ’19<text:tab/>3</text:a></text:p>
          <text:p text:style-name="P90"><text:a xlink:type="simple" xlink:href="#__RefHeading___Toc1309_588603349" text:style-name="Index_20_Link" text:visited-style-name="Index_20_Link">1.5.2End March ’19<text:tab/>3</text:a></text:p>
          <text:p text:style-name="P90"><text:a xlink:type="simple" xlink:href="#__RefHeading___Toc1311_588603349" text:style-name="Index_20_Link" text:visited-style-name="Index_20_Link">1.5.3End April ’19<text:tab/>4</text:a></text:p>
          <text:p text:style-name="P90"><text:a xlink:type="simple" xlink:href="#__RefHeading___Toc1313_588603349" text:style-name="Index_20_Link" text:visited-style-name="Index_20_Link">1.5.4</text:a><text:a xlink:type="simple" xlink:href="#__RefHeading___Toc1313_588603349" text:style-name="Index_20_Link" text:visited-style-name="Index_20_Link"><text:span text:style-name="T34">E</text:span></text:a><text:a xlink:type="simple" xlink:href="#__RefHeading___Toc1313_588603349" text:style-name="Index_20_Link" text:visited-style-name="Index_20_Link"><text:span text:style-name="T34">nd May ’19</text:span></text:a><text:a xlink:type="simple" xlink:href="#__RefHeading___Toc1313_588603349" text:style-name="Index_20_Link" text:visited-style-name="Index_20_Link"><text:tab/>4</text:a></text:p>
          <text:p text:style-name="P90"><text:a xlink:type="simple" xlink:href="#__RefHeading___Toc1315_588603349" text:style-name="Index_20_Link" text:visited-style-name="Index_20_Link">1.5.5End June ’19<text:tab/>4</text:a></text:p>
          <text:p text:style-name="P88"><text:a xlink:type="simple" xlink:href="#__RefHeading___Toc1317_588603349" text:style-name="Index_20_Link" text:visited-style-name="Index_20_Link">2“Breaking changes”<text:tab/>4</text:a></text:p>
          <text:p text:style-name="P88"><text:a xlink:type="simple" xlink:href="#__RefHeading___Toc431_417451058" text:style-name="Index_20_Link" text:visited-style-name="Index_20_Link">3Namespaced IDs<text:tab/>4</text:a></text:p>
          <text:p text:style-name="P89"><text:a xlink:type="simple" xlink:href="#__RefHeading___Toc433_417451058" text:style-name="Index_20_Link" text:visited-style-name="Index_20_Link">3.1Use cases<text:tab/>5</text:a></text:p>
          <text:p text:style-name="P90"><text:a xlink:type="simple" xlink:href="#__RefHeading___Toc1319_588603349" text:style-name="Index_20_Link" text:visited-style-name="Index_20_Link">3.1.1Entry ID<text:tab/>5</text:a></text:p>
          <text:p text:style-name="P90"><text:a xlink:type="simple" xlink:href="#__RefHeading___Toc1321_588603349" text:style-name="Index_20_Link" text:visited-style-name="Index_20_Link">3.1.2User ID<text:tab/>5</text:a></text:p>
          <text:p text:style-name="P90"><text:a xlink:type="simple" xlink:href="#__RefHeading___Toc1323_588603349" text:style-name="Index_20_Link" text:visited-style-name="Index_20_Link">3.1.3Agency ID<text:tab/>5</text:a></text:p>
          <text:p text:style-name="P90"><text:a xlink:type="simple" xlink:href="#__RefHeading___Toc1325_588603349" text:style-name="Index_20_Link" text:visited-style-name="Index_20_Link">3.1.4License ID<text:tab/>5</text:a></text:p>
          <text:p text:style-name="P89"><text:a xlink:type="simple" xlink:href="#__RefHeading___Toc435_417451058" text:style-name="Index_20_Link" text:visited-style-name="Index_20_Link">3.2Declarations<text:tab/>5</text:a></text:p>
          <text:p text:style-name="P89"><text:a xlink:type="simple" xlink:href="#__RefHeading___Toc437_417451058" text:style-name="Index_20_Link" text:visited-style-name="Index_20_Link">3.3ID syntax<text:tab/>5</text:a></text:p>
          <text:p text:style-name="P89"><text:a xlink:type="simple" xlink:href="#__RefHeading___Toc1327_588603349" text:style-name="Index_20_Link" text:visited-style-name="Index_20_Link">3.4Relax revision format<text:tab/>6</text:a></text:p>
          <text:p text:style-name="P89"><text:a xlink:type="simple" xlink:href="#__RefHeading___Toc443_417451058" text:style-name="Index_20_Link" text:visited-style-name="Index_20_Link">3.5Migration<text:tab/>6</text:a></text:p>
          <text:p text:style-name="P88"><text:a xlink:type="simple" xlink:href="#__RefHeading___Toc445_417451058" text:style-name="Index_20_Link" text:visited-style-name="Index_20_Link">4Identification<text:tab/>6</text:a></text:p>
          <text:p text:style-name="P89"><text:a xlink:type="simple" xlink:href="#__RefHeading___Toc447_417451058" text:style-name="Index_20_Link" text:visited-style-name="Index_20_Link">4.1Multiple *Local<text:tab/>6</text:a></text:p>
          <text:p text:style-name="P89"><text:a xlink:type="simple" xlink:href="#__RefHeading___Toc1329_588603349" text:style-name="Index_20_Link" text:visited-style-name="Index_20_Link">4.2systemId<text:tab/>6</text:a></text:p>
          <text:p text:style-name="P90"><text:a xlink:type="simple" xlink:href="#__RefHeading___Toc1331_588603349" text:style-name="Index_20_Link" text:visited-style-name="Index_20_Link">4.2.1Add DBL type<text:tab/>6</text:a></text:p>
          <text:p text:style-name="P90"><text:a xlink:type="simple" xlink:href="#__RefHeading___Toc1333_588603349" text:style-name="Index_20_Link" text:visited-style-name="Index_20_Link">4.2.2x-* types<text:tab/>7</text:a></text:p>
          <text:p text:style-name="P89"><text:a xlink:type="simple" xlink:href="#__RefHeading___Toc449_417451058" text:style-name="Index_20_Link" text:visited-style-name="Index_20_Link">4.3basedOn<text:tab/>7</text:a></text:p>
          <text:p text:style-name="P89"><text:a xlink:type="simple" xlink:href="#__RefHeading___Toc451_417451058" text:style-name="Index_20_Link" text:visited-style-name="Index_20_Link">4.4Migration<text:tab/>7</text:a></text:p>
          <text:p text:style-name="P88"><text:a xlink:type="simple" xlink:href="#__RefHeading___Toc453_417451058" text:style-name="Index_20_Link" text:visited-style-name="Index_20_Link">5Agencies<text:tab/>7</text:a></text:p>
          <text:p text:style-name="P89"><text:a xlink:type="simple" xlink:href="#__RefHeading___Toc455_417451058" text:style-name="Index_20_Link" text:visited-style-name="Index_20_Link">5.1Multiple *Local<text:tab/>7</text:a></text:p>
          <text:p text:style-name="P89"><text:a xlink:type="simple" xlink:href="#__RefHeading___Toc457_417451058" text:style-name="Index_20_Link" text:visited-style-name="Index_20_Link">5.2Less compulsory fields for upload variant<text:tab/>7</text:a></text:p>
          <text:p text:style-name="P89"><text:a xlink:type="simple" xlink:href="#__RefHeading___Toc459_417451058" text:style-name="Index_20_Link" text:visited-style-name="Index_20_Link">5.3contributor/content should be optional<text:tab/>8</text:a></text:p>
          <text:p text:style-name="P89"><text:a xlink:type="simple" xlink:href="#__RefHeading___Toc1335_588603349" text:style-name="Index_20_Link" text:visited-style-name="Index_20_Link">5.4Migration<text:tab/>8</text:a></text:p>
          <text:p text:style-name="P88"><text:a xlink:type="simple" xlink:href="#__RefHeading___Toc461_417451058" text:style-name="Index_20_Link" text:visited-style-name="Index_20_Link">6Type<text:tab/>8</text:a></text:p>
          <text:p text:style-name="P89"><text:a xlink:type="simple" xlink:href="#__RefHeading___Toc463_417451058" text:style-name="Index_20_Link" text:visited-style-name="Index_20_Link">6.1License<text:tab/>8</text:a></text:p>
          <text:p text:style-name="P90"><text:a xlink:type="simple" xlink:href="#__RefHeading___Toc1337_588603349" text:style-name="Index_20_Link" text:visited-style-name="Index_20_Link">6.1.1“Private” licenses<text:tab/>8</text:a></text:p>
          <text:p text:style-name="P90"><text:a xlink:type="simple" xlink:href="#__RefHeading___Toc1339_588603349" text:style-name="Index_20_Link" text:visited-style-name="Index_20_Link">6.1.2“Public” licenses<text:tab/>8</text:a></text:p>
          <text:p text:style-name="P89"><text:a xlink:type="simple" xlink:href="#__RefHeading___Toc467_417451058" text:style-name="Index_20_Link" text:visited-style-name="Index_20_Link">6.2Tristate REAP-compatible replacement for isConfidential<text:tab/>9</text:a></text:p>
          <text:p text:style-name="P89"><text:a xlink:type="simple" xlink:href="#__RefHeading___Toc1341_588603349" text:style-name="Index_20_Link" text:visited-style-name="Index_20_Link">6.3Migration<text:tab/>9</text:a></text:p>
          <text:p text:style-name="P88"><text:a xlink:type="simple" xlink:href="#__RefHeading___Toc1343_588603349" text:style-name="Index_20_Link" text:visited-style-name="Index_20_Link">7Format<text:tab/>9</text:a></text:p>
          <text:p text:style-name="P89"><text:a xlink:type="simple" xlink:href="#__RefHeading___Toc1345_588603349" text:style-name="Index_20_Link" text:visited-style-name="Index_20_Link">7.1Conventions<text:tab/>9</text:a></text:p>
          <text:p text:style-name="P90"><text:a xlink:type="simple" xlink:href="#__RefHeading___Toc1347_588603349" text:style-name="Index_20_Link" text:visited-style-name="Index_20_Link">7.1.1Semantics<text:tab/>9</text:a></text:p>
          <text:p text:style-name="P90"><text:a xlink:type="simple" xlink:href="#__RefHeading___Toc1349_588603349" text:style-name="Index_20_Link" text:visited-style-name="Index_20_Link">7.1.2Syntax<text:tab/>9</text:a></text:p>
          <text:p text:style-name="P90"><text:a xlink:type="simple" xlink:href="#__RefHeading___Toc1351_588603349" text:style-name="Index_20_Link" text:visited-style-name="Index_20_Link">7.1.3Convention enums<text:tab/>9</text:a></text:p>
          <text:p text:style-name="P89"><text:a xlink:type="simple" xlink:href="#__RefHeading___Toc501_417451058" text:style-name="Index_20_Link" text:visited-style-name="Index_20_Link">7.2Text Format<text:tab/>10</text:a></text:p>
          <text:p text:style-name="P90"><text:a xlink:type="simple" xlink:href="#__RefHeading___Toc1353_588603349" text:style-name="Index_20_Link" text:visited-style-name="Index_20_Link">7.2.1Remove versedParagraphs<text:tab/>10</text:a></text:p>
          <text:p text:style-name="P90"><text:a xlink:type="simple" xlink:href="#__RefHeading___Toc1355_588603349" text:style-name="Index_20_Link" text:visited-style-name="Index_20_Link">7.2.2Syntax<text:tab/>10</text:a></text:p>
          <text:p text:style-name="P89"><text:a xlink:type="simple" xlink:href="#__RefHeading___Toc1357_588603349" text:style-name="Index_20_Link" text:visited-style-name="Index_20_Link">7.3Audio Format<text:tab/>10</text:a></text:p>
          <text:p text:style-name="P90"><text:a xlink:type="simple" xlink:href="#__RefHeading___Toc511_417451058" text:style-name="Index_20_Link" text:visited-style-name="Index_20_Link">7.3.1Conventions<text:tab/>10</text:a></text:p>
          <text:p text:style-name="P90"><text:a xlink:type="simple" xlink:href="#__RefHeading___Toc1359_588603349" text:style-name="Index_20_Link" text:visited-style-name="Index_20_Link">7.3.2Roles for non-canonical audio files<text:tab/>10</text:a></text:p>
          <text:p text:style-name="P90"><text:a xlink:type="simple" xlink:href="#__RefHeading___Toc513_417451058" text:style-name="Index_20_Link" text:visited-style-name="Index_20_Link">7.3.3Role for timing files<text:tab/>10</text:a></text:p>
          <text:p text:style-name="P89"><text:a xlink:type="simple" xlink:href="#__RefHeading___Toc515_417451058" text:style-name="Index_20_Link" text:visited-style-name="Index_20_Link">7.4Video Format<text:tab/>10</text:a></text:p>
          <text:p text:style-name="P90"><text:a xlink:type="simple" xlink:href="#__RefHeading___Toc517_417451058" text:style-name="Index_20_Link" text:visited-style-name="Index_20_Link">7.4.1Conventions<text:tab/>10</text:a></text:p>
          <text:p text:style-name="P90"><text:a xlink:type="simple" xlink:href="#__RefHeading___Toc519_417451058" text:style-name="Index_20_Link" text:visited-style-name="Index_20_Link">7.4.2Roles for non-canonical video files<text:tab/>10</text:a></text:p>
          <text:p text:style-name="P89"><text:a xlink:type="simple" xlink:href="#__RefHeading___Toc521_417451058" text:style-name="Index_20_Link" text:visited-style-name="Index_20_Link">7.5Print Format<text:tab/>11</text:a></text:p>
          <text:p text:style-name="P90"><text:a xlink:type="simple" xlink:href="#__RefHeading___Toc523_417451058" text:style-name="Index_20_Link" text:visited-style-name="Index_20_Link">7.5.1TTT convention<text:tab/>11</text:a></text:p>
          <text:p text:style-name="P90"><text:a xlink:type="simple" xlink:href="#__RefHeading___Toc525_417451058" text:style-name="Index_20_Link" text:visited-style-name="Index_20_Link">7.5.2Roles<text:tab/>11</text:a></text:p>
          <text:p text:style-name="P90"><text:a xlink:type="simple" xlink:href="#__RefHeading___Toc527_417451058" text:style-name="Index_20_Link" text:visited-style-name="Index_20_Link">7.5.3Metadata for thumbnail JPEG<text:tab/>11</text:a></text:p>
          <text:p text:style-name="P90"><text:a xlink:type="simple" xlink:href="#__RefHeading___Toc529_417451058" text:style-name="Index_20_Link" text:visited-style-name="Index_20_Link">7.5.4Enforce exactly 1 publication<text:tab/>11</text:a></text:p>
          <text:p text:style-name="P90"><text:a xlink:type="simple" xlink:href="#__RefHeading___Toc531_417451058" text:style-name="Index_20_Link" text:visited-style-name="Index_20_Link">7.5.5fonts element should be optional (and never empty)<text:tab/>11</text:a></text:p>
          <text:p text:style-name="P89"><text:a xlink:type="simple" xlink:href="#__RefHeading___Toc535_417451058" text:style-name="Index_20_Link" text:visited-style-name="Index_20_Link">7.6Braille Format<text:tab/>11</text:a></text:p>
          <text:p text:style-name="P90"><text:a xlink:type="simple" xlink:href="#__RefHeading___Toc537_417451058" text:style-name="Index_20_Link" text:visited-style-name="Index_20_Link">7.6.1liblouis =&gt; brailleConvertor<text:tab/>11</text:a></text:p>
          <text:p text:style-name="P90"><text:a xlink:type="simple" xlink:href="#__RefHeading___Toc539_417451058" text:style-name="Index_20_Link" text:visited-style-name="Index_20_Link">7.6.2table/source =&gt; src<text:tab/>11</text:a></text:p>
          <text:p text:style-name="P90"><text:a xlink:type="simple" xlink:href="#__RefHeading___Toc541_417451058" text:style-name="Index_20_Link" text:visited-style-name="Index_20_Link">7.6.3Enforce exactly 1 publication<text:tab/>12</text:a></text:p>
          <text:p text:style-name="P89"><text:a xlink:type="simple" xlink:href="#__RefHeading___Toc543_417451058" text:style-name="Index_20_Link" text:visited-style-name="Index_20_Link">7.7Migration<text:tab/>12</text:a></text:p>
          <text:p text:style-name="P88"><text:a xlink:type="simple" xlink:href="#__RefHeading___Toc469_417451058" text:style-name="Index_20_Link" text:visited-style-name="Index_20_Link">8Language(s)<text:tab/>12</text:a></text:p>
          <text:p text:style-name="P89"><text:a xlink:type="simple" xlink:href="#__RefHeading___Toc1361_588603349" text:style-name="Index_20_Link" text:visited-style-name="Index_20_Link">8.1BCP-47<text:tab/>12</text:a></text:p>
          <text:p text:style-name="P89"><text:a xlink:type="simple" xlink:href="#__RefHeading___Toc1363_588603349" text:style-name="Index_20_Link" text:visited-style-name="Index_20_Link">8.2Multiple language support<text:tab/>12</text:a></text:p>
          <text:p text:style-name="P90"><text:a xlink:type="simple" xlink:href="#__RefHeading___Toc1365_588603349" text:style-name="Index_20_Link" text:visited-style-name="Index_20_Link">8.2.1Languages element<text:tab/>12</text:a></text:p>
          <text:p text:style-name="P90"><text:a xlink:type="simple" xlink:href="#__RefHeading___Toc1367_588603349" text:style-name="Index_20_Link" text:visited-style-name="Index_20_Link">8.2.2*Local<text:tab/>12</text:a></text:p>
          <text:p text:style-name="P89"><text:a xlink:type="simple" xlink:href="#__RefHeading___Toc1369_588603349" text:style-name="Index_20_Link" text:visited-style-name="Index_20_Link">8.3Migration<text:tab/>13</text:a></text:p>
          <text:p text:style-name="P88"><text:a xlink:type="simple" xlink:href="#__RefHeading___Toc471_417451058" text:style-name="Index_20_Link" text:visited-style-name="Index_20_Link">9Countries<text:tab/>13</text:a></text:p>
          <text:p text:style-name="P89"><text:a xlink:type="simple" xlink:href="#__RefHeading___Toc473_417451058" text:style-name="Index_20_Link" text:visited-style-name="Index_20_Link">9.1Multiple *Local<text:tab/>13</text:a></text:p>
          <text:p text:style-name="P88"><text:a xlink:type="simple" xlink:href="#__RefHeading___Toc475_417451058" text:style-name="Index_20_Link" text:visited-style-name="Index_20_Link">10Names<text:tab/>13</text:a></text:p>
          <text:p text:style-name="P89"><text:a xlink:type="simple" xlink:href="#__RefHeading___Toc1371_588603349" text:style-name="Index_20_Link" text:visited-style-name="Index_20_Link">10.1Multi-language support<text:tab/>13</text:a></text:p>
          <text:p text:style-name="P89"><text:a xlink:type="simple" xlink:href="#__RefHeading___Toc1373_588603349" text:style-name="Index_20_Link" text:visited-style-name="Index_20_Link">10.2Migration<text:tab/>13</text:a></text:p>
          <text:p text:style-name="P88"><text:a xlink:type="simple" xlink:href="#__RefHeading___Toc1943_1800469395" text:style-name="Index_20_Link" text:visited-style-name="Index_20_Link">11Manifest<text:tab/>13</text:a></text:p>
          <text:p text:style-name="P89"><text:a xlink:type="simple" xlink:href="#__RefHeading___Toc1945_1800469395" text:style-name="Index_20_Link" text:visited-style-name="Index_20_Link">11.1Tighten checksum regex<text:tab/>13</text:a></text:p>
          <text:p text:style-name="P89"><text:a xlink:type="simple" xlink:href="#__RefHeading___Toc1947_1800469395" text:style-name="Index_20_Link" text:visited-style-name="Index_20_Link">11.2Migration<text:tab/>13</text:a></text:p>
          <text:p text:style-name="P88"><text:a xlink:type="simple" xlink:href="#__RefHeading___Toc477_417451058" text:style-name="Index_20_Link" text:visited-style-name="Index_20_Link">12Publication<text:tab/>13</text:a></text:p>
          <text:p text:style-name="P89"><text:a xlink:type="simple" xlink:href="#__RefHeading___Toc479_417451058" text:style-name="Index_20_Link" text:visited-style-name="Index_20_Link">12.1Multiple *Local<text:tab/>13</text:a></text:p>
          <text:p text:style-name="P89"><text:a xlink:type="simple" xlink:href="#__RefHeading___Toc481_417451058" text:style-name="Index_20_Link" text:visited-style-name="Index_20_Link">12.2metaContent<text:tab/>14</text:a></text:p>
          <text:p text:style-name="P89"><text:a xlink:type="simple" xlink:href="#__RefHeading___Toc483_417451058" text:style-name="Index_20_Link" text:visited-style-name="Index_20_Link">12.3peripheral ids in metadata role enum<text:tab/>14</text:a></text:p>
          <text:p text:style-name="P89"><text:a xlink:type="simple" xlink:href="#__RefHeading___Toc1375_588603349" text:style-name="Index_20_Link" text:visited-style-name="Index_20_Link">12.4Migration<text:tab/>15</text:a></text:p>
          <text:p text:style-name="P88"><text:a xlink:type="simple" xlink:href="#__RefHeading___Toc485_417451058" text:style-name="Index_20_Link" text:visited-style-name="Index_20_Link">13Copyright<text:tab/>15</text:a></text:p>
          <text:p text:style-name="P89"><text:a xlink:type="simple" xlink:href="#__RefHeading___Toc487_417451058" text:style-name="Index_20_Link" text:visited-style-name="Index_20_Link">13.1Language attribute for statementContent<text:tab/>15</text:a></text:p>
          <text:p text:style-name="P89"><text:a xlink:type="simple" xlink:href="#__RefHeading___Toc489_417451058" text:style-name="Index_20_Link" text:visited-style-name="Index_20_Link">13.2Migration<text:tab/>15</text:a></text:p>
          <text:p text:style-name="P88"><text:a xlink:type="simple" xlink:href="#__RefHeading___Toc491_417451058" text:style-name="Index_20_Link" text:visited-style-name="Index_20_Link">14Promotion<text:tab/>15</text:a></text:p>
          <text:p text:style-name="P89"><text:a xlink:type="simple" xlink:href="#__RefHeading___Toc493_417451058" text:style-name="Index_20_Link" text:visited-style-name="Index_20_Link">14.1Replace promoVersionInfo with promotionContent<text:tab/>15</text:a></text:p>
          <text:p text:style-name="P89"><text:a xlink:type="simple" xlink:href="#__RefHeading___Toc495_417451058" text:style-name="Index_20_Link" text:visited-style-name="Index_20_Link">14.2Migration<text:tab/>16</text:a></text:p>
          <text:p text:style-name="P88"><text:a xlink:type="simple" xlink:href="#__RefHeading___Toc497_417451058" text:style-name="Index_20_Link" text:visited-style-name="Index_20_Link">15Progress<text:tab/>16</text:a></text:p>
          <text:p text:style-name="P89"><text:a xlink:type="simple" xlink:href="#__RefHeading___Toc499_417451058" text:style-name="Index_20_Link" text:visited-style-name="Index_20_Link">15.1Migration<text:tab/>16</text:a></text:p>
        </text:index-body>
      </text:table-of-content>
      <text:p text:style-name="P19"/>
      <text:h text:style-name="P137" text:outline-level="1"><text:bookmark-start text:name="__RefHeading___Toc401_417451058"/><text:span text:style-name="T9">O</text:span><text:span text:style-name="T8">verview</text:span><text:bookmark-end text:name="__RefHeading___Toc401_417451058"/></text:h>
      <text:h text:style-name="P138" text:outline-level="2"><text:bookmark-start text:name="__RefHeading___Toc403_417451058"/>Goals<text:bookmark-end text:name="__RefHeading___Toc403_417451058"/></text:h>
      <text:h text:style-name="Heading_20_3" text:outline-level="3"><text:bookmark-start text:name="__RefHeading___Toc405_417451058"/>Provide timely support within DBL for new feature<text:span text:style-name="T30">s</text:span><text:bookmark-end text:name="__RefHeading___Toc405_417451058"/></text:h>
      <text:list xml:id="list5378851408950760043" text:style-name="L1">
        <text:list-item>
          <text:p text:style-name="P95">USX3</text:p>
        </text:list-item>
        <text:list-item>
          <text:p text:style-name="P95">Audio timing file<text:span text:style-name="T23">s</text:span></text:p>
        </text:list-item>
        <text:list-item>
          <text:p text:style-name="P95">Biblica TTT</text:p>
        </text:list-item>
        <text:list-item>
          <text:p text:style-name="P95">Diglot print entries</text:p>
        </text:list-item>
      </text:list>
      <text:h text:style-name="Heading_20_3" text:outline-level="3"><text:bookmark-start text:name="__RefHeading___Toc407_417451058"/>Begin implementing major Scripture Burrito features<text:bookmark-end text:name="__RefHeading___Toc407_417451058"/></text:h>
      <text:list xml:id="list2593113305989949458" text:style-name="L2">
        <text:list-item>
          <text:p text:style-name="P96"><text:span text:style-name="T24">Multi-ecosystem support via </text:span>“<text:span text:style-name="T24">n</text:span>amespaced” IDs</text:p>
        </text:list-item>
        <text:list-item>
          <text:p text:style-name="P96">Entry subtypes via conventions</text:p>
        </text:list-item>
        <text:list-item>
          <text:p text:style-name="P96">Orthogonal treatment of IDs</text:p>
        </text:list-item>
        <text:list-item>
          <text:p text:style-name="P97">Rich support for “public” licenses</text:p>
        </text:list-item>
      </text:list>
      <text:h text:style-name="P123" text:outline-level="3"><text:bookmark-start text:name="__RefHeading___Toc409_417451058"/>Smaller schema tweaks and fixes<text:bookmark-end text:name="__RefHeading___Toc409_417451058"/></text:h>
      <text:h text:style-name="P139" text:outline-level="2"><text:bookmark-start text:name="__RefHeading___Toc411_417451058"/>Constraints<text:bookmark-end text:name="__RefHeading___Toc411_417451058"/></text:h>
      <text:list xml:id="list1398676090725711282" text:style-name="L3">
        <text:list-item>
          <text:p text:style-name="P98">Deliver by the end of May 2019</text:p>
        </text:list-item>
        <text:list-item>
          <text:p text:style-name="P98">Maximize new functionality</text:p>
        </text:list-item>
        <text:list-item>
          <text:p text:style-name="P98">Minimize disruption within DBL</text:p>
        </text:list-item>
        <text:list-item>
          <text:p text:style-name="P98">Minimize disruption for DBL partners</text:p>
        </text:list-item>
      </text:list>
      <text:h text:style-name="P140" text:outline-level="2"><text:bookmark-start text:name="__RefHeading___Toc413_417451058"/>Process to date<text:bookmark-end text:name="__RefHeading___Toc413_417451058"/></text:h>
      <text:list xml:id="list6360196698011312348" text:style-name="L4">
        <text:list-item>
          <text:p text:style-name="P99">Incremental progress from the first unified DBL Schema (2.0) through two rounds of fixes and extensions, in partnership with DBL’s major <text:span text:style-name="T31">IPCs and LCHs.</text:span></text:p>
        </text:list-item>
        <text:list-item>
          <text:p text:style-name="P99">Discussion at the ETEN Bible Tools Portability Working Group during the second half of 2018, including a detailed discussion paper in November 2019</text:p>
        </text:list-item>
        <text:list-item>
          <text:p text:style-name="P99">Detailed discussion with Jeff Klassen and Sean Morrison of DBL in December 2019, notably at a meeting in Swindon, UK.</text:p>
        </text:list-item>
      </text:list>
      <text:h text:style-name="P141" text:outline-level="2"><text:bookmark-start text:name="__RefHeading___Toc415_417451058"/>Outstanding issues<text:bookmark-end text:name="__RefHeading___Toc415_417451058"/></text:h>
      <text:p text:style-name="P21"><text:span text:style-name="T28">Many of the </text:span>proposed 2.3 <text:span text:style-name="T28">changes have been discussed quite extensively, and many of those changes stem from concrete needs within DBL. The following areas require further work:</text:span></text:p>
      <text:h text:style-name="P124" text:outline-level="3"><text:bookmark-start text:name="__RefHeading___Toc417_417451058"/>Progress tracking<text:bookmark-end text:name="__RefHeading___Toc417_417451058"/></text:h>
      <text:p text:style-name="P20">DBL currently has two ways to do this. PT uses the less flexible option. The PT Reg devs were surprised to learn that DBL had that information at all so, presumably, progress.bible is getting that information from somewhere else? We should decide on a long-term strategy, with the PT ecosystem, and implement it in v2.3.</text:p>
      <text:h text:style-name="P124" text:outline-level="3"><text:bookmark-start text:name="__RefHeading___Toc419_417451058"/><text:soft-page-break/>Con<text:span text:style-name="T28">vergence of metadata with</text:span> PT Reg, REAP and progress.bible<text:bookmark-end text:name="__RefHeading___Toc419_417451058"/></text:h>
      <text:p text:style-name="P21">Th<text:span text:style-name="T29">e aim here is to fix a number of low-level differences between how data is stored, levels of confidentiality being one important example.</text:span></text:p>
      <text:h text:style-name="Heading_20_3" text:outline-level="3"><text:bookmark-start text:name="__RefHeading___Toc421_417451058"/>Enhanced resource support<text:bookmark-end text:name="__RefHeading___Toc421_417451058"/></text:h>
      <text:p text:style-name="P22">This discussion encompasses two issues:</text:p>
      <text:list xml:id="list2593922586662372440" text:style-name="L5">
        <text:list-item>
          <text:p text:style-name="P100">Fixing the current non-standard and clumsy handling of non-canonical PT resources such as translation handbooks.</text:p>
        </text:list-item>
        <text:list-item>
          <text:p text:style-name="P100">Providing a mechanism for storing a wide range of para-biblical content such as lexicons, glossaries, concordances and translation notes.</text:p>
        </text:list-item>
      </text:list>
      <text:p text:style-name="P22">The preferred solution is to address the PT resource issue as part of an initial mechanism for resources in general. If this cannot happen in a timely fashion, DBL will need to find a short-term solution for v2.3. (Both options will involve breaking changes for Paratext, and the first option implies two sets of breaking changes.)</text:p>
      <text:h text:style-name="P125" text:outline-level="3"><text:bookmark-start text:name="__RefHeading___Toc423_417451058"/>Public license support<text:bookmark-end text:name="__RefHeading___Toc423_417451058"/></text:h>
      <text:p text:style-name="P22">At present, “open access” entries within DBL do not have a license. We need a way to handle the wide range of Creative Common-like and Open-Source-like licenses that exist. If this cannot happen it will need to wait for Scripture Burrito 0.1.</text:p>
      <text:h text:style-name="P125" text:outline-level="3"><text:bookmark-start text:name="__RefHeading___Toc425_417451058"/>Consultation about braille<text:bookmark-end text:name="__RefHeading___Toc425_417451058"/></text:h>
      <text:p text:style-name="P22">DBL’s evolving braille support has been developed with Compass Braille, who produce most of the braille editions of UBS texts. Other organizations do similar work, with different technology. It would therefore be good to review braille support to make sure that it can be used by a wide range of braille producers.</text:p>
      <text:h text:style-name="P125" text:outline-level="3"><text:bookmark-start text:name="__RefHeading___Toc427_417451058"/>Consultation about sign language video<text:bookmark-end text:name="__RefHeading___Toc427_417451058"/></text:h>
      <text:p text:style-name="P22">DBL has developed an approach that has worked for a small number of entries. Since the Deaf Bible Society is working with multiple sign language teams across the world, and in the light of Project Hummingbird, it would be sensible to compare metadata schemes with a view to harmonizing fields whenever possible.</text:p>
      <text:h text:style-name="Heading_20_3" text:outline-level="3"><text:bookmark-start text:name="__RefHeading___Toc1305_588603349"/><text:span text:style-name="T32">Canonical </text:span>Javascript expression of DBL Metadata<text:bookmark-end text:name="__RefHeading___Toc1305_588603349"/></text:h>
      <text:p text:style-name="P23">This is a longstanding request from api.bible, and would be useful to other DBL clients such as Nathanael. We could also aim for convergence with PT Reg metadata, and begin to replace the multiple, arbitrary JSON formats returned by different parts of DBL with something based on the same canonical format.</text:p>
      <text:h text:style-name="P140" text:outline-level="2"><text:bookmark-start text:name="__RefHeading___Toc429_417451058"/>Roadmap<text:bookmark-end text:name="__RefHeading___Toc429_417451058"/></text:h>
      <text:h text:style-name="Heading_20_3" text:outline-level="3"><text:bookmark-start text:name="__RefHeading___Toc1307_588603349"/>End February ’19<text:bookmark-end text:name="__RefHeading___Toc1307_588603349"/></text:h>
      <text:list xml:id="list88709864187310562" text:style-name="L6">
        <text:list-item>
          <text:p text:style-name="P101"><text:span text:style-name="T25">Initial a</text:span>pproval of changes by DBL</text:p>
        </text:list-item>
      </text:list>
      <text:h text:style-name="P126" text:outline-level="3"><text:bookmark-start text:name="__RefHeading___Toc1309_588603349"/>End March ’19<text:bookmark-end text:name="__RefHeading___Toc1309_588603349"/></text:h>
      <text:list xml:id="list112730333893897" text:continue-numbering="true" text:style-name="L6">
        <text:list-item>
          <text:p text:style-name="P102">Consultation with PT ecosystem, <text:span text:style-name="T26">REAP/progress.bible, </text:span>YouVersion and <text:span text:style-name="T28">api</text:span>.<text:span text:style-name="T28">b</text:span>ible</text:p>
        </text:list-item>
        <text:list-item>
          <text:p text:style-name="P105">Decisions about progress tracking</text:p>
        </text:list-item>
      </text:list>
      <text:h text:style-name="Heading_20_3" text:outline-level="3"><text:bookmark-start text:name="__RefHeading___Toc1311_588603349"/><text:soft-page-break/><text:span text:style-name="T33">E</text:span>nd April ’19<text:bookmark-end text:name="__RefHeading___Toc1311_588603349"/></text:h>
      <text:list xml:id="list112729774271002" text:continue-numbering="true" text:style-name="L6">
        <text:list-item>
          <text:p text:style-name="P103">Integration of public license and/or enhanced resource support</text:p>
        </text:list-item>
        <text:list-item>
          <text:p text:style-name="P106">Consultation about braille and video with Compass, DBS and others</text:p>
        </text:list-item>
        <text:list-item>
          <text:p text:style-name="P107">Finalization of DBL Metadata JSON format<text:tab/></text:p>
        </text:list-item>
      </text:list>
      <text:h text:style-name="P126" text:outline-level="3"><text:bookmark-start text:name="__RefHeading___Toc1313_588603349"/><text:span text:style-name="T34">E</text:span><text:span text:style-name="T35">nd May ’19</text:span><text:span text:style-name="T35"><text:note text:id="ftn1" text:note-class="footnote"><text:note-citation>1</text:note-citation><text:note-body><text:p text:style-name="P70">Depending on final date of meeting, to be hosted by the Deaf Bible Society with the participation of sign language partners, as well as REAP/Progress.Bible.</text:p></text:note-body></text:note></text:span><text:bookmark-end text:name="__RefHeading___Toc1313_588603349"/></text:h>
      <text:list xml:id="list112731327071892" text:continue-numbering="true" text:style-name="L6">
        <text:list-item>
          <text:p text:style-name="P104">Final discussions in Dallas, publication of final schemas and documentation</text:p>
        </text:list-item>
      </text:list>
      <text:h text:style-name="P127" text:outline-level="3"><text:bookmark-start text:name="__RefHeading___Toc1315_588603349"/>E<text:span text:style-name="T26">nd June ’19</text:span><text:span text:style-name="T26"><text:note text:id="ftn2" text:note-class="footnote"><text:note-citation>2</text:note-citation><text:note-body><text:p text:style-name="P70">Maybe depending on the date of the next DBL Summit (typically in Europe around June).</text:p></text:note-body></text:note></text:span><text:bookmark-end text:name="__RefHeading___Toc1315_588603349"/></text:h>
      <text:list xml:id="list112729965688609" text:continue-numbering="true" text:style-name="L6">
        <text:list-item>
          <text:p text:style-name="P105"><text:span text:style-name="T27">DBL </text:span>Migration/Support <text:span text:style-name="T27">to</text:span> <text:span text:style-name="T27">v</text:span>2.3<text:tab/><text:tab/><text:tab/><text:tab/><text:tab/><text:tab/><text:tab/></text:p>
        </text:list-item>
      </text:list>
      <text:h text:style-name="P131" text:outline-level="1"><text:bookmark-start text:name="__RefHeading___Toc1317_588603349"/>“Breaking changes”<text:bookmark-end text:name="__RefHeading___Toc1317_588603349"/></text:h>
      <text:p text:style-name="P3">In the general case, all changes to an XML schema are potentially breaking, since the schema acts as a contract between producer and consumer that specifies what can safely be assumed about the document. A major benefit of schema is that developers do not need to write defensive code for cases excluded by the schema contract. It follows that any changes can potentially lead to surprises. Specifically:</text:p>
      <text:list xml:id="list4982181607572871740" text:style-name="L7">
        <text:list-item>
          <text:p text:style-name="P108"><text:span text:style-name="T16">R</text:span><text:span text:style-name="T8">elaxing</text:span><text:span text:style-name="T14"> constraints is a potential problem for consumers, who may find that values fall outside of expected ranges, or that switches based on element names do not handle unexpected content.</text:span></text:p>
        </text:list-item>
        <text:list-item>
          <text:p text:style-name="P108"><text:span text:style-name="T16">T</text:span><text:span text:style-name="T8">ightening</text:span><text:span text:style-name="T14"> constraints is a potential problem for creators, who may find that the output of their toolchains no longer leads to a valid document.</text:span></text:p>
        </text:list-item>
        <text:list-item>
          <text:p text:style-name="P109"><text:span text:style-name="T8">Changing</text:span><text:span text:style-name="T14"> structure may mean that data is not found, or that the unexpected elements trigger exceptions.</text:span></text:p>
        </text:list-item>
      </text:list>
      <text:p text:style-name="P5">Whether any of these problems will actually occur is harder to predict, since most XML processing models skip aspects of the document. This is why identifying issues is something that, to a large extent, needs to be done by the creators and consumers.</text:p>
      <text:p text:style-name="P4">Strategies to limit the pain of transitioning to v2.3 include</text:p>
      <text:list xml:id="list5953802453005404358" text:style-name="L8">
        <text:list-item>
          <text:p text:style-name="P110">making most new elements optional</text:p>
        </text:list-item>
        <text:list-item>
          <text:p text:style-name="P110">defining default behaviour that corresponds with v2.2 behaviour</text:p>
        </text:list-item>
        <text:list-item>
          <text:p text:style-name="P110">restricting changes to the scope of specific media where possible</text:p>
        </text:list-item>
        <text:list-item>
          <text:p text:style-name="P110">keeping document structure changes as simple as possible</text:p>
        </text:list-item>
      </text:list>
      <text:h text:style-name="P130" text:outline-level="1"><text:bookmark-start text:name="__RefHeading___Toc431_417451058"/>Namespaced I<text:span text:style-name="T6">D</text:span>s<text:bookmark-end text:name="__RefHeading___Toc431_417451058"/></text:h>
      <text:p text:style-name="P23"><text:span text:style-name="T8">Right now, DBL metadata assumes that uids resolve to records on the DBL server. Other parts of the Bible ecosystem do something similar with respect to other servers. For projects to be portable across ecosystems, we need to know how to resolve </text:span><text:span text:style-name="T10">uids against one or more server.</text:span></text:p>
      <text:h text:style-name="P142" text:outline-level="2"><text:bookmark-start text:name="__RefHeading___Toc433_417451058"/><text:soft-page-break/>Use cases<text:bookmark-end text:name="__RefHeading___Toc433_417451058"/></text:h>
      <text:h text:style-name="Heading_20_3" text:outline-level="3"><text:bookmark-start text:name="__RefHeading___Toc1319_588603349"/>Entry ID<text:bookmark-end text:name="__RefHeading___Toc1319_588603349"/></text:h>
      <text:p text:style-name="P24">DBL entries are 16-character hex strings derived from the underlying Mercurial ID.</text:p>
      <text:h text:style-name="Heading_20_3" text:outline-level="3"><text:bookmark-start text:name="__RefHeading___Toc1321_588603349"/>User ID<text:bookmark-end text:name="__RefHeading___Toc1321_588603349"/></text:h>
      <text:p text:style-name="P24">DBL does not currently expose user IDs within metadata documents, but doing this would facilitate identification of users across systems, notably in the archiveStatus section.</text:p>
      <text:h text:style-name="Heading_20_3" text:outline-level="3"><text:bookmark-start text:name="__RefHeading___Toc1323_588603349"/>Agency ID<text:bookmark-end text:name="__RefHeading___Toc1323_588603349"/></text:h>
      <text:p text:style-name="P24">This is a 16-character hex string, used in the agencies section.</text:p>
      <text:h text:style-name="Heading_20_3" text:outline-level="3"><text:bookmark-start text:name="__RefHeading___Toc1325_588603349"/>License ID<text:bookmark-end text:name="__RefHeading___Toc1325_588603349"/></text:h>
      <text:p text:style-name="P24">This is currently either a positive integer, “owned” or “open-access”.</text:p>
      <text:h text:style-name="P142" text:outline-level="2"><text:bookmark-start text:name="__RefHeading___Toc435_417451058"/>Declarations<text:bookmark-end text:name="__RefHeading___Toc435_417451058"/></text:h>
      <text:p text:style-name="P6">Server declarations would look something like this:</text:p>
      <text:p text:style-name="Code"><text:span text:style-name="T8">&lt;idServer prefix="dbl"&gt;</text:span>https://thedigitalbiblelibrary.org&lt;/idServer&gt;</text:p>
      <text:p text:style-name="Code"><text:span text:style-name="T8">&lt;idServer default="true"&gt;</text:span>http://atlantisbibleconsortium.net&lt;/idServer&gt;</text:p>
      <text:p text:style-name="Code"><text:span text:style-name="T8">&lt;idServer prefix="</text:span><text:span text:style-name="T11">myServer</text:span><text:span text:style-name="T8">" </text:span><text:span text:style-name="T11">local="true"</text:span><text:span text:style-name="T8">&gt;</text:span><text:span text:style-name="T12">http://localhost::8080</text:span>&lt;/idServer&gt;</text:p>
      <text:p text:style-name="P25">The <text:span text:style-name="T36">URI is the portable identifier (following a popular Internet convention, although the schema definition of a URI tends to be more or less “a string”) which, eventually, will also provide a path to various server functionality via a standard API.</text:span></text:p>
      <text:p text:style-name="P33">The “prefix” attribute <text:span text:style-name="T43">(lower-case letters)</text:span> provides a convenient label for referring to that identifier within the document. <text:s/>The “default” attribute denotes the identifier associated with unqualified IDs within the document. The “local” attribute can be used to label identifiers that are not portable (which may be useful for internal testing and for private ecosystems).</text:p>
      <text:p text:style-name="P26">Server declarations are optional. If there are no declarations, only unqualified IDs are permitted, and those IDs are assumed to refer to DBL. (This default behaviour means that existing DBL metadata documents should “do the right thing” when processed.)</text:p>
      <text:p text:style-name="P7">IdServer elements, when present, should be the first children of the DBLMetadata root element.</text:p>
      <text:h text:style-name="P142" text:outline-level="2"><text:bookmark-start text:name="__RefHeading___Toc437_417451058"/>ID syntax<text:bookmark-end text:name="__RefHeading___Toc437_417451058"/></text:h>
      <text:p text:style-name="P8">This needs discussion with major, existing ecosystems, but the initial proposal is</text:p>
      <text:p text:style-name="Code">&lt;prefix&gt;<text:span text:style-name="T38">-</text:span>&lt;id&gt;</text:p>
      <text:p text:style-name="P27">where</text:p>
      <text:list xml:id="list4984280495819004933" text:style-name="L9">
        <text:list-item>
          <text:p text:style-name="P111"><text:span text:style-name="T37">“prefix” is an NCName</text:span><text:span text:style-name="T37"><text:note text:id="ftn3" text:note-class="footnote"><text:note-citation>3</text:note-citation><text:note-body><text:p text:style-name="Footnote">“<text:span text:style-name="T37">Non-Colon Name” in XML-speak or, roughly, a sensible name for a variable in most languages.</text:span></text:p></text:note-body></text:note></text:span><text:span text:style-name="T37">,</text:span></text:p>
        </text:list-item>
        <text:list-item>
          <text:p text:style-name="P112">“id” is a string matching</text:p>
          <text:p text:style-name="P154"><text:span text:style-name="T37">[0-9A-Za-z](</text:span>[0-9A-Za-z_-]{<text:span text:style-name="T37">0</text:span>,3<text:span text:style-name="T37">0</text:span>}<text:span text:style-name="T37">[0-9A-Za-z])?</text:span></text:p>
        </text:list-item>
      </text:list>
      <text:p text:style-name="P30"/>
      <text:p text:style-name="P34"><text:soft-page-break/>It is conceivable that a server might use the same id value for different categories of id (eg a user 27 as well as an organization 27). Context within the metadata document should disambiguate these cases. (The alternative would be something like “dbl-license-1” which seems unwieldy.)</text:p>
      <text:p text:style-name="P28">Note that DBL does not need to accept entries <text:span text:style-name="T39">with ids</text:span> that do not conform to its current format: ids for any particular server must be constructed to match the constraints of that server. (A discovery mechanism would obviously be useful here.)</text:p>
      <text:h text:style-name="P143" text:outline-level="2"><text:bookmark-start text:name="__RefHeading___Toc1327_588603349"/>Relax revision format<text:bookmark-end text:name="__RefHeading___Toc1327_588603349"/></text:h>
      <text:p text:style-name="P9">DBL currently uses auto-increment integers, which are a good fit for publishing (eg “revision 6” makes sense to people in the publishing world.) There is no underlying version control mechanism.</text:p>
      <text:p text:style-name="P29"><text:span text:style-name="T8">The PT send and </text:span><text:span text:style-name="T13">receive server, and many other servers in the Bible ecosystem, use a version control system such as Git or Mercurial. These systems use long strings to identify commits, which play a similar role to revisions within DBL.</text:span></text:p>
      <text:p text:style-name="P10">It seems likely that both systems will continue for the foreseeable future, so Scripture Burrito needs to be handle a range of revision identifiers. The id regex above seems like a good starting point.</text:p>
      <text:p text:style-name="P10">As with entry ids, no server including DBL is required to accept <text:span text:style-name="T39">entries with </text:span>revision <text:span text:style-name="T39">ids</text:span> that do not conform to its current format.</text:p>
      <text:h text:style-name="P144" text:outline-level="2"><text:bookmark-start text:name="__RefHeading___Toc443_417451058"/>Migration<text:bookmark-end text:name="__RefHeading___Toc443_417451058"/></text:h>
      <text:p text:style-name="P31"><text:span text:style-name="T15">T</text:span><text:span text:style-name="T8">he plan is for documents with no idServer elements and no qualified IDs to validate, and to have the same semantics as v2.2 documents.</text:span></text:p>
      <text:p text:style-name="P11">DBL will need an additional schema to check the syntax of entry ids and revisions. DBL’s schema pipeline should be able to handle this.</text:p>
      <text:p text:style-name="P11">Eventually, DBL and other servers will need to unpick the server prefix logic in order to resolve IDs, but this does not need to happen before the release of v2.3. It will become an issue with SB 0.1.</text:p>
      <text:h text:style-name="P132" text:outline-level="1"><text:bookmark-start text:name="__RefHeading___Toc445_417451058"/>Identification<text:bookmark-end text:name="__RefHeading___Toc445_417451058"/></text:h>
      <text:h text:style-name="P148" text:outline-level="2"><text:bookmark-start text:name="__RefHeading___Toc447_417451058"/>Multiple *Local<text:bookmark-end text:name="__RefHeading___Toc447_417451058"/></text:h>
      <text:p text:style-name="P32">See the discussion of multiple language support.</text:p>
      <text:h text:style-name="P149" text:outline-level="2"><text:bookmark-start text:name="__RefHeading___Toc1329_588603349"/><text:span text:style-name="T17">s</text:span><text:span text:style-name="T8">ystemId</text:span><text:bookmark-end text:name="__RefHeading___Toc1329_588603349"/></text:h>
      <text:h text:style-name="Heading_20_3" text:outline-level="3"><text:bookmark-start text:name="__RefHeading___Toc1331_588603349"/>Add DBL <text:span text:style-name="T40">type</text:span><text:bookmark-end text:name="__RefHeading___Toc1331_588603349"/></text:h>
      <text:p text:style-name="P35">Currently, the DBL system id appears as an attribute in the root element. In a portable world, DBL uids might appear in a document within some other ecosystem. To represent this, we need a systemId for DBL. Also, it may be that SB 0.1 moves to an orthogonal representation where all systemIds are stored at the same level and none are stored in the root element. A DBL systemId would look like this:</text:p>
      <text:p text:style-name="Code">&lt;systemId type="dbl"&gt;</text:p>
      <text:p text:style-name="Code"><text:tab/>&lt;id&gt;482ddd53705278cc&lt;/id&gt;</text:p>
      <text:p text:style-name="Code"><text:tab/>&lt;revision&gt;2&lt;/revision&gt;</text:p>
      <text:p text:style-name="Code">&lt;/systemId&gt;</text:p>
      <text:p text:style-name="P61"/>
      <text:h text:style-name="Heading_20_3" text:outline-level="3"><text:bookmark-start text:name="__RefHeading___Toc1333_588603349"/><text:soft-page-break/>x-* <text:span text:style-name="T40">types</text:span><text:bookmark-end text:name="__RefHeading___Toc1333_588603349"/></text:h>
      <text:p text:style-name="P36">The systemId type mechanism was created when DBL needed to work with a small number of large ecosystems. Future ecosystems may be small – maybe a national denomination or even one church. It may not always make sense to add such organizations to the schema and, when it does, this will take some time. Some <text:s/>architectures involve local servers (on a VPN, an intranet or even localhost), and testing sometimes requires server changes. <text:span text:style-name="T41">Supporting types matching</text:span></text:p>
      <text:p text:style-name="Code">x-[a-z]{1,}</text:p>
      <text:p text:style-name="P44">provides a way to introduce new or private ecosystems without rewriting schema:</text:p>
      <text:p text:style-name="Code">&lt;idServer prefix="mvah"&gt;<text:a xlink:type="simple" xlink:href="https://markspersonaltranslationproject.org/" text:style-name="Internet_20_link" text:visited-style-name="Visited_20_Internet_20_Link">https://markspersonaltranslationproject.</text:a><text:span text:style-name="T42">fr</text:span>&lt;/idServer&gt;</text:p>
      <text:p text:style-name="Code">...</text:p>
      <text:p text:style-name="Code">&lt;systemId type="x-mvah"&gt;</text:p>
      <text:p text:style-name="Code"><text:tab/>&lt;id&gt;idInMyPersonalFormat&lt;/id&gt;<text:note text:id="ftn4" text:note-class="footnote"><text:note-citation>4</text:note-citation><text:note-body><text:p text:style-name="P71">The required fields for systemIds vary and, for a field type that is not well-known, there is no way to guess what those field might be. I suggest limiting children of systemIds to a key/value representation, which at least prevents anyone from turning systemId into an open-ended storage solution. Obviously, to be useful, a processor needs to be able to get details about ecosystem expectations, and this is one of many reasons why portability is meaningless without discoverability through convergent APIs.</text:p></text:note-body></text:note></text:p>
      <text:p text:style-name="Code"><text:tab/>&lt;myDetail&gt;something-that-interests-me&lt;/myDetail&gt;</text:p>
      <text:p text:style-name="Code">&lt;/systemId&gt;</text:p>
      <text:p text:style-name="Text_20_body"/>
      <text:p text:style-name="P37">The type of all x-* systemIds should correspond to an idServer declaration.</text:p>
      <text:h text:style-name="P145" text:outline-level="2"><text:bookmark-start text:name="__RefHeading___Toc449_417451058"/><text:span text:style-name="T42">b</text:span>asedOn<text:bookmark-end text:name="__RefHeading___Toc449_417451058"/></text:h>
      <text:p text:style-name="P38"><text:span text:style-name="T18">T</text:span><text:span text:style-name="T8">his would uniquely identify the revision on which the entry is based, which might be from a different ecosystem. This information is potentially useful for forensics. It also provides a mechanism for 3-way diffing of documents when the two deltas are from different ecosystems.</text:span></text:p>
      <text:p text:style-name="P77">&lt;<text:span text:style-name="T44">basedOn</text:span> type="dbl"&gt;</text:p>
      <text:p text:style-name="P77"><text:tab/>&lt;id&gt;482ddd53705278cc&lt;/id&gt;</text:p>
      <text:p text:style-name="P77"><text:tab/>&lt;revision&gt;<text:span text:style-name="T44">1</text:span>&lt;/revision&gt;</text:p>
      <text:p text:style-name="P76"><text:span text:style-name="T8">&lt;/</text:span><text:span text:style-name="T19">basedOn</text:span><text:span text:style-name="T8">&gt;</text:span></text:p>
      <text:h text:style-name="P142" text:outline-level="2"><text:bookmark-start text:name="__RefHeading___Toc451_417451058"/>Migration<text:bookmark-end text:name="__RefHeading___Toc451_417451058"/></text:h>
      <text:p text:style-name="P12">Adding new systemId types should not be disruptive unless processors are using enums to store that information. The basedOn element would be ignored by most processing models.</text:p>
      <text:h text:style-name="P130" text:outline-level="1"><text:bookmark-start text:name="__RefHeading___Toc453_417451058"/>Agencies<text:bookmark-end text:name="__RefHeading___Toc453_417451058"/></text:h>
      <text:h text:style-name="P146" text:outline-level="2"><text:bookmark-start text:name="__RefHeading___Toc455_417451058"/>Multiple *Local<text:bookmark-end text:name="__RefHeading___Toc455_417451058"/></text:h>
      <text:p text:style-name="P2">See the discussion of multiple language support.</text:p>
      <text:h text:style-name="P142" text:outline-level="2"><text:bookmark-start text:name="__RefHeading___Toc457_417451058"/>Less compulsory fields <text:span text:style-name="T5">for upload variant</text:span><text:bookmark-end text:name="__RefHeading___Toc457_417451058"/></text:h>
      <text:p text:style-name="P39"><text:span text:style-name="T15">D</text:span><text:span text:style-name="T8">BL metadata is used as the basis of job requests which, in effect, provide a contract between client and server about what will be uploaded and how it should be tagged. Some fields are set by the server, but some of those fields are currently required by the schema. The result is that clients need to provide values that are not used, but which will cause an upload to fail if they are incorrect.</text:span></text:p>
      <text:p text:style-name="P13"><text:soft-page-break/>An example of a field that is already optional is the revision id, since the server sets this. (I think this would also be true of most VC systems.)</text:p>
      <text:p text:style-name="P13">The major pain point is agencies information. DBL does not allow the rightsHolder of an entry to be changed via a client upload, so the uid of the rightsHolder needs to match. Other, denormalized information about the rightsHolder is currently required, but is not validated so, eg, it’s possible to end up with a rightsHolder with a uid for UBS and every human-readable field for SIL.</text:p>
      <text:p text:style-name="P13">The proposal is that, for uploading, only the uids of agencies should be required.</text:p>
      <text:h text:style-name="P142" text:outline-level="2"><text:bookmark-start text:name="__RefHeading___Toc459_417451058"/>contributor/content should be optional<text:bookmark-end text:name="__RefHeading___Toc459_417451058"/></text:h>
      <text:p text:style-name="P14">This is currently the only boolean required for contributing agencies, and looks like a schema typo.</text:p>
      <text:h text:style-name="P150" text:outline-level="2"><text:bookmark-start text:name="__RefHeading___Toc1335_588603349"/>Migration<text:bookmark-end text:name="__RefHeading___Toc1335_588603349"/></text:h>
      <text:p text:style-name="P40">Loosening the above requirements is unlikely to break anything.</text:p>
      <text:h text:style-name="P132" text:outline-level="1"><text:bookmark-start text:name="__RefHeading___Toc461_417451058"/>Type<text:bookmark-end text:name="__RefHeading___Toc461_417451058"/></text:h>
      <text:h text:style-name="P142" text:outline-level="2"><text:bookmark-start text:name="__RefHeading___Toc463_417451058"/>License<text:bookmark-end text:name="__RefHeading___Toc463_417451058"/></text:h>
      <text:h text:style-name="Heading_20_3" text:outline-level="3"><text:bookmark-start text:name="__RefHeading___Toc1337_588603349"/>“Private” licenses<text:bookmark-end text:name="__RefHeading___Toc1337_588603349"/></text:h>
      <text:p text:style-name="P62">DBL has a rich model for “private” licenses. In addition to determining whether an entry can be downloaded by a given Library Card Holder, they are also used to filter information such as as publications, cross-references and footnotes. It would be useful to be able to tell if the metadata document has been filtered.</text:p>
      <text:p text:style-name="Code">&lt;license type="dbl"&gt;</text:p>
      <text:p text:style-name="Code"><text:tab/>&lt;id&gt;326&lt;/id&gt;</text:p>
      <text:p text:style-name="Code"><text:tab/>&lt;uri&gt;<text:a xlink:type="simple" xlink:href="https://app.thedigitalbiblelibrary.org/api/license/326" text:style-name="Internet_20_link" text:visited-style-name="Visited_20_Internet_20_Link">https://app.thedigitalbiblelibrary.org/api/license/326</text:a>&lt;/uri&gt;</text:p>
      <text:p text:style-name="Code"><text:tab/>&lt;serviceOptions&gt;</text:p>
      <text:p text:style-name="Code"><text:tab/><text:tab/>&lt;option type="footnotes"&gt;false&lt;/option&gt;</text:p>
      <text:p text:style-name="Code"><text:tab/><text:tab/>&lt;option type="publications"&gt;protestant catholic&lt;/option&gt;</text:p>
      <text:p text:style-name="Code"><text:tab/>&lt;/serviceOptions&gt;</text:p>
      <text:p text:style-name="Code">&lt;/license&gt;</text:p>
      <text:h text:style-name="Heading_20_3" text:outline-level="3"><text:bookmark-start text:name="__RefHeading___Toc1339_588603349"/>“<text:span text:style-name="T45">Public” licenses</text:span><text:bookmark-end text:name="__RefHeading___Toc1339_588603349"/></text:h>
      <text:p text:style-name="P64">First, some DBL-centric context from Sean Morrison:</text:p>
      <text:p text:style-name="P64"/>
      <text:p text:style-name="P85">I wanted to comment on this, so the terms used are at least commonly understood. <text:line-break/><text:line-break/>DBL has a notion of licenses, as well as license agreements. Licenses describe terms of use, a license agreement is an agreement between two parties for the use of a text under the terms of a license. Open-access describes a situation where the text is freely available (i.e. anonymous download), independent of the license. <text:line-break/><text:line-break/>The unfortunate situation is that DBL controls access to texts via the license agreement mechanism (e.g. if a license agreement is in effect, a member of the receiving organization can download the text as described by the agreement). Early on we wanted to allow the anonymous download of texts, so we implemented a feature whereby a copyright holder could make the text available and anyone could download it. We did this by modelling it as a license agreement without termination date.</text:p>
      <text:p text:style-name="P85"/>
      <text:p text:style-name="P85"><text:soft-page-break/>Making texts freely available for download and defining the license under which they can be used are really separate concerns that were unfortunately conflated.</text:p>
      <text:p text:style-name="P63"/>
      <text:p text:style-name="P64">DBL <text:span text:style-name="T46">sh</text:span>ould handle “private” licenses better, and it is essential for the wider Bible ecosystem to support a rich model of licensing that can handle both bilateral, commercial licenses and Creative Commons/Open Source licenses, as well as public domain content.</text:p>
      <text:p text:style-name="P64"/>
      <text:p text:style-name="P64">DBL could consider including a suitable and timely proposal from the SB Working Group into DBL Metadata 2.3.</text:p>
      <text:h text:style-name="P141" text:outline-level="2"><text:bookmark-start text:name="__RefHeading___Toc467_417451058"/>Tristate REAP-compatible replacement for isConfidential<text:bookmark-end text:name="__RefHeading___Toc467_417451058"/></text:h>
      <text:p text:style-name="P43">DBL metadata has a flag called isConfidential, where a true value means “life-changing consequences may follow for third parties if we get this wrong”. REAP has a 3 or 4-level way of encoding confidentiality. It would make sense for DBL to adopt REAP’s approach.</text:p>
      <text:h text:style-name="P151" text:outline-level="2"><text:bookmark-start text:name="__RefHeading___Toc1341_588603349"/>Migration<text:bookmark-end text:name="__RefHeading___Toc1341_588603349"/></text:h>
      <text:p text:style-name="P41">Adding a license element is unlikely to break anything.</text:p>
      <text:p text:style-name="P43">Adding rich public license support ought not to break anything, although it’s hard to say without a concrete proposal.</text:p>
      <text:p text:style-name="P43">Reworking the isConfidential flag requires really good communication with all partners to ensure that the new flag is interpreted correctly.</text:p>
      <text:h text:style-name="P135" text:outline-level="1"><text:bookmark-start text:name="__RefHeading___Toc1343_588603349"/>Format<text:bookmark-end text:name="__RefHeading___Toc1343_588603349"/></text:h>
      <text:h text:style-name="P147" text:outline-level="2"><text:bookmark-start text:name="__RefHeading___Toc1345_588603349"/>Conventions<text:bookmark-end text:name="__RefHeading___Toc1345_588603349"/></text:h>
      <text:h text:style-name="P128" text:outline-level="3"><text:bookmark-start text:name="__RefHeading___Toc1347_588603349"/>Semantics<text:bookmark-end text:name="__RefHeading___Toc1347_588603349"/></text:h>
      <text:p text:style-name="P65">A convention is a way to optionally label subtypes within the broad medium types supported by DBL metadata. The intention is to provide</text:p>
      <text:p text:style-name="P65"/>
      <text:list xml:id="list4277312836713541231" text:style-name="L10">
        <text:list-item>
          <text:p text:style-name="P91">increased content flexibility in an orderly way</text:p>
        </text:list-item>
        <text:list-item>
          <text:p text:style-name="P91">tighter server-side checking of uploads</text:p>
        </text:list-item>
        <text:list-item>
          <text:p text:style-name="P91">better visibility for content variation for consumers.</text:p>
          <text:p text:style-name="P91"/>
        </text:list-item>
      </text:list>
      <text:p text:style-name="P66">Servers should check that uploaded entries comply with declared conventions. Consumers may assume that this is the case. The semantics of no conventions are <text:span text:style-name="T34">“caveat emptor”</text:span>, ie there are no guarantees about content.</text:p>
      <text:h text:style-name="P128" text:outline-level="3"><text:bookmark-start text:name="__RefHeading___Toc1349_588603349"/>Syntax<text:bookmark-end text:name="__RefHeading___Toc1349_588603349"/></text:h>
      <text:p text:style-name="P78">&lt;convention <text:span text:style-name="T47">type="structure" </text:span>version="1.0"&gt;usx_dirs&lt;/convention&gt;</text:p>
      <text:p text:style-name="P42">where “type” is one of “structure”, “content” or “content-format”. Convention elements would be optional children of the “<text:span text:style-name="T49">format</text:span>” element.</text:p>
      <text:h text:style-name="Heading_20_3" text:outline-level="3"><text:bookmark-start text:name="__RefHeading___Toc1351_588603349"/>Convention enums<text:bookmark-end text:name="__RefHeading___Toc1351_588603349"/></text:h>
      <text:p text:style-name="P67">These require careful conversations with partners. An initial list for text entries might include</text:p>
      <text:p text:style-name="P67"/>
      <text:list xml:id="list1368280398012958130" text:style-name="L11">
        <text:list-item>
          <text:p text:style-name="P92"><text:span text:style-name="T2">usx-refs</text:span> (ie “USX includes machine-generated references that PT only includes when it can parse cross-references, and which may not be attempted by some USX creators.)</text:p>
        </text:list-item>
        <text:list-item>
          <text:p text:style-name="P92"><text:span text:style-name="T2">usx-dirs</text:span> (ie the USX_1, USX_2 etc convention currently used by PT, but which has been slated for replacement for years since it leads to data duplication</text:p>
        </text:list-item>
        <text:list-item>
          <text:p text:style-name="P92"><text:soft-page-break/><text:span text:style-name="T2">versed-paras</text:span>, replacing the current text format field, denoting that the processor should treat each verse as a new paragraph.</text:p>
        </text:list-item>
      </text:list>
      <text:p text:style-name="P67"/>
      <text:p text:style-name="P68">x-* convention enums should also be supported.</text:p>
      <text:h text:style-name="P152" text:outline-level="2"><text:bookmark-start text:name="__RefHeading___Toc501_417451058"/>Text <text:span text:style-name="T48">Format</text:span><text:bookmark-end text:name="__RefHeading___Toc501_417451058"/></text:h>
      <text:p text:style-name="P45">The text medium is implicitly the “something like what PT does” medium, ie there are other character-based media which are not considered to be text.</text:p>
      <text:h text:style-name="Heading_20_3" text:outline-level="3"><text:bookmark-start text:name="__RefHeading___Toc1353_588603349"/>Remove versedParagraphs<text:bookmark-end text:name="__RefHeading___Toc1353_588603349"/></text:h>
      <text:p text:style-name="P45">This field was intended to describe a convention, and can thus be represented using the new convention scheme.</text:p>
      <text:h text:style-name="Heading_20_3" text:outline-level="3"><text:bookmark-start text:name="__RefHeading___Toc1355_588603349"/><text:span text:style-name="T50">S</text:span>yntax<text:bookmark-end text:name="__RefHeading___Toc1355_588603349"/></text:h>
      <text:p text:style-name="P45">We need a way to provide the USX version, and maybe to say whether the content is in USX or USFM<text:note text:id="ftn5" text:note-class="footnote"><text:note-citation>5</text:note-citation><text:note-body><text:p text:style-name="P72">USFM versioning is a strange concept, since the version is not marked anywhere in a USFM document, and a document may become 3.x when the user adds one tag, and revert to 2.x when the tag is removed. This seems to me to be another argument in favour of using USX where portability is required.</text:p></text:note-body></text:note>.</text:p>
      <text:p text:style-name="Code">&lt;syntax&gt;usx&lt;/syntax&gt;</text:p>
      <text:p text:style-name="P79">&lt;syntaxVersion&gt;3.0&lt;/syntaxVersion&gt;</text:p>
      <text:h text:style-name="Heading_20_2" text:outline-level="2"><text:bookmark-start text:name="__RefHeading___Toc1357_588603349"/>Audio <text:span text:style-name="T48">Format</text:span><text:bookmark-end text:name="__RefHeading___Toc1357_588603349"/></text:h>
      <text:h text:style-name="P128" text:outline-level="3"><text:bookmark-start text:name="__RefHeading___Toc511_417451058"/>Conventions<text:bookmark-end text:name="__RefHeading___Toc511_417451058"/></text:h>
      <text:list xml:id="list3129046821309129222" text:style-name="L12">
        <text:list-item>
          <text:p text:style-name="P113">whole-chapter</text:p>
        </text:list-item>
        <text:list-item>
          <text:p text:style-name="P113">book-dirs</text:p>
        </text:list-item>
      </text:list>
      <text:h text:style-name="Heading_20_3" text:outline-level="3"><text:bookmark-start text:name="__RefHeading___Toc1359_588603349"/>Roles for non-canonical audio files<text:bookmark-end text:name="__RefHeading___Toc1359_588603349"/></text:h>
      <text:list xml:id="list4567494403155408668" text:style-name="L13">
        <text:list-item>
          <text:p text:style-name="P115">introduction</text:p>
        </text:list-item>
      </text:list>
      <text:h text:style-name="P128" text:outline-level="3"><text:bookmark-start text:name="__RefHeading___Toc513_417451058"/>Role for timing files<text:bookmark-end text:name="__RefHeading___Toc513_417451058"/></text:h>
      <text:list xml:id="list247514610629012523" text:style-name="L14">
        <text:list-item>
          <text:p text:style-name="P114">audio-timing</text:p>
        </text:list-item>
      </text:list>
      <text:h text:style-name="P152" text:outline-level="2"><text:bookmark-start text:name="__RefHeading___Toc515_417451058"/>Video <text:span text:style-name="T48">Format</text:span><text:bookmark-end text:name="__RefHeading___Toc515_417451058"/></text:h>
      <text:h text:style-name="P128" text:outline-level="3"><text:bookmark-start text:name="__RefHeading___Toc517_417451058"/>Conventions<text:bookmark-end text:name="__RefHeading___Toc517_417451058"/></text:h>
      <text:list xml:id="list7814457799557380120" text:style-name="L15">
        <text:list-item>
          <text:p text:style-name="P116">whole-chapter</text:p>
        </text:list-item>
        <text:list-item>
          <text:p text:style-name="P116">book-dirs</text:p>
        </text:list-item>
        <text:list-item>
          <text:p text:style-name="P116">roles-in-uris (the Nathanael video wizard convention for naming imported files so that their canonical roles may be derived)</text:p>
        </text:list-item>
      </text:list>
      <text:h text:style-name="P128" text:outline-level="3"><text:bookmark-start text:name="__RefHeading___Toc519_417451058"/>Roles <text:span text:style-name="T57">for non-canonical video files</text:span><text:bookmark-end text:name="__RefHeading___Toc519_417451058"/></text:h>
      <text:list xml:id="list8417411273983400187" text:style-name="L16">
        <text:list-item>
          <text:p text:style-name="P117">bible-menu</text:p>
        </text:list-item>
        <text:list-item>
          <text:p text:style-name="P117">book-menu</text:p>
        </text:list-item>
        <text:list-item>
          <text:p text:style-name="P117">frontmatter</text:p>
        </text:list-item>
        <text:list-item>
          <text:p text:style-name="P117">backmatter</text:p>
        </text:list-item>
        <text:list-item>
          <text:p text:style-name="P117"><text:soft-page-break/>copyright</text:p>
        </text:list-item>
        <text:list-item>
          <text:p text:style-name="P117">book-introduction</text:p>
        </text:list-item>
      </text:list>
      <text:h text:style-name="P152" text:outline-level="2"><text:bookmark-start text:name="__RefHeading___Toc521_417451058"/>Print <text:span text:style-name="T48">Format</text:span><text:bookmark-end text:name="__RefHeading___Toc521_417451058"/></text:h>
      <text:h text:style-name="P128" text:outline-level="3"><text:bookmark-start text:name="__RefHeading___Toc523_417451058"/>TTT convention<text:bookmark-end text:name="__RefHeading___Toc523_417451058"/></text:h>
      <text:p text:style-name="P55">Biblica has developed a typesetting toolchain around their Tagged Text Toolbox (TTT). It would like to share content in this format, which is essentially InDesign XML. So</text:p>
      <text:list xml:id="list3973093465204661027" text:style-name="L17">
        <text:list-item>
          <text:p text:style-name="P118">tagged-text-toolbox</text:p>
        </text:list-item>
      </text:list>
      <text:h text:style-name="P129" text:outline-level="3"><text:bookmark-start text:name="__RefHeading___Toc525_417451058"/>Roles<text:bookmark-end text:name="__RefHeading___Toc525_417451058"/></text:h>
      <text:list xml:id="list4380961141976832764" text:style-name="L18">
        <text:list-item>
          <text:p text:style-name="P119"><text:span text:style-name="T58">p</text:span>rintBody</text:p>
        </text:list-item>
        <text:list-item>
          <text:p text:style-name="P119">printCover</text:p>
        </text:list-item>
        <text:list-item>
          <text:p text:style-name="P119">printThumbnail</text:p>
        </text:list-item>
      </text:list>
      <text:h text:style-name="P128" text:outline-level="3"><text:bookmark-start text:name="__RefHeading___Toc527_417451058"/>Metadata for thumbnail JPEG<text:bookmark-end text:name="__RefHeading___Toc527_417451058"/></text:h>
      <text:p text:style-name="P56">Thumbnail images (for PoD catalogs) are a recent addition to DBL. It would be desirable to provide some metadata about these images, for example</text:p>
      <text:list xml:id="list5001964126996313387" text:style-name="L19">
        <text:list-item>
          <text:p text:style-name="P120">width</text:p>
        </text:list-item>
        <text:list-item>
          <text:p text:style-name="P120">height</text:p>
        </text:list-item>
        <text:list-item>
          <text:p text:style-name="P120">color model</text:p>
        </text:list-item>
      </text:list>
      <text:h text:style-name="P128" text:outline-level="3"><text:bookmark-start text:name="__RefHeading___Toc529_417451058"/>Enforce exactly 1 publication<text:bookmark-end text:name="__RefHeading___Toc529_417451058"/></text:h>
      <text:p text:style-name="P57">Multiple publications are possible with text, audio and video but are not considered appropriate for print and braille, which are strictly expressions in their own right.</text:p>
      <text:h text:style-name="P128" text:outline-level="3"><text:bookmark-start text:name="__RefHeading___Toc531_417451058"/>fonts element should be optional (and never empty)<text:bookmark-end text:name="__RefHeading___Toc531_417451058"/></text:h>
      <text:p text:style-name="P57">This is a schema error, and also an inconsistency compared with the rest of DBL Metadata, where many elements are optional but container elements should not be empty. So</text:p>
      <text:p text:style-name="Code">element fonts { printFormatFontElement* }</text:p>
      <text:p text:style-name="P57">should become</text:p>
      <text:p text:style-name="P84">element fonts { printFormatFontElement+ }?</text:p>
      <text:h text:style-name="P152" text:outline-level="2"><text:bookmark-start text:name="__RefHeading___Toc535_417451058"/>Braille <text:span text:style-name="T51">Format</text:span><text:bookmark-end text:name="__RefHeading___Toc535_417451058"/></text:h>
      <text:h text:style-name="P128" text:outline-level="3"><text:bookmark-start text:name="__RefHeading___Toc537_417451058"/>liblouis =&gt; brailleConvertor<text:bookmark-end text:name="__RefHeading___Toc537_417451058"/></text:h>
      <text:p text:style-name="P58">Liblouis is an extremely widely-used library for braille transliteration, but it is not universally used. The proposal is to change</text:p>
      <text:p text:style-name="Code">&lt;liblouis&gt;3.7.0&lt;/liblouis&gt;</text:p>
      <text:p text:style-name="P58">to</text:p>
      <text:p text:style-name="Code">&lt;brailleConvertor&gt;liblouis-3.7.0&lt;/brailleConvertor&gt;</text:p>
      <text:h text:style-name="P128" text:outline-level="3"><text:bookmark-start text:name="__RefHeading___Toc539_417451058"/>table/source =&gt; src<text:bookmark-end text:name="__RefHeading___Toc539_417451058"/></text:h>
      <text:p text:style-name="P58">This is just a consistency thing.</text:p>
      <text:h text:style-name="P128" text:outline-level="3"><text:bookmark-start text:name="__RefHeading___Toc541_417451058"/><text:soft-page-break/>Enforce exactly 1 publication<text:bookmark-end text:name="__RefHeading___Toc541_417451058"/></text:h>
      <text:p text:style-name="P57">Multiple publications are possible with text, audio and video but are not considered appropriate for print and braille, which are strictly expressions in their own right.</text:p>
      <text:h text:style-name="P147" text:outline-level="2"><text:bookmark-start text:name="__RefHeading___Toc543_417451058"/>Migration<text:bookmark-end text:name="__RefHeading___Toc543_417451058"/></text:h>
      <text:p text:style-name="P16">Adding conventions is unlikely to break anything, but introducing content that does not follow previous implicit conventions may be breaking.</text:p>
      <text:p text:style-name="P16">Removing versedParagraphs is unlikely to be breaking since PT never provided a way to use this flag.</text:p>
      <text:p text:style-name="P16">Adding the syntax section should not break anything, but introducing USX3, let alone USFM, is very likely to break things downstream.</text:p>
      <text:p text:style-name="P16">The introduction of TTT print entries could break Publishing Assistant, if PA could import from DBL, which, apparently, it can’t.</text:p>
      <text:p text:style-name="P16">Enforcing one publication for print and braille shouldn’t break anything since this has been best practice from the start.</text:p>
      <text:p text:style-name="P16">Changes for braille currently only need to work for Compass Braille, so they should be easy to manage.</text:p>
      <text:h text:style-name="P133" text:outline-level="1"><text:bookmark-start text:name="__RefHeading___Toc469_417451058"/>Language(s)<text:bookmark-end text:name="__RefHeading___Toc469_417451058"/></text:h>
      <text:h text:style-name="P153" text:outline-level="2"><text:bookmark-start text:name="__RefHeading___Toc1361_588603349"/>BCP-47<text:note text:id="ftn6" text:note-class="footnote"><text:note-citation>6</text:note-citation><text:note-body><text:p text:style-name="P73">https://tools.ietf.org/html/bcp47</text:p></text:note-body></text:note><text:bookmark-end text:name="__RefHeading___Toc1361_588603349"/></text:h>
      <text:p text:style-name="P48"><text:span text:style-name="T20">This is today’s preferred language-labelling system. DBL Metadata should </text:span><text:span text:style-name="T21">probab</text:span><text:span text:style-name="T20">ly support this</text:span><text:span text:style-name="T20"><text:note text:id="ftn7" text:note-class="footnote"><text:note-citation>7</text:note-citation><text:note-body><text:p text:style-name="P74">There are some interesting challenges. For example, it is clear that “eng” != “fra”. But what about “eng” and “eng-US”? Are those two different languages or just two levels of obsession? That kind of comparison is probably baked into a lot of places.</text:p></text:note-body></text:note></text:span><text:span text:style-name="T20">. Given that DBL already supports a lot of language labels, it might be time to decide how many of them are still needed.</text:span></text:p>
      <text:h text:style-name="Heading_20_2" text:outline-level="2"><text:bookmark-start text:name="__RefHeading___Toc1363_588603349"/>Multiple language support<text:bookmark-end text:name="__RefHeading___Toc1363_588603349"/></text:h>
      <text:h text:style-name="Heading_20_3" text:outline-level="3"><text:bookmark-start text:name="__RefHeading___Toc1365_588603349"/>Languages element<text:bookmark-end text:name="__RefHeading___Toc1365_588603349"/></text:h>
      <text:p text:style-name="P46">This would handle languages in a similar way to countries, ie a wrapper element plus one or more language elements.</text:p>
      <text:p text:style-name="P49">If multiple languages are specified, exactly one of them should be marked as the default:</text:p>
      <text:p text:style-name="Code">&lt;default&gt;true&lt;/default&gt;</text:p>
      <text:h text:style-name="Heading_20_3" text:outline-level="3"><text:bookmark-start text:name="__RefHeading___Toc1367_588603349"/>*Local<text:bookmark-end text:name="__RefHeading___Toc1367_588603349"/></text:h>
      <text:p text:style-name="P46">In entries that use multiple languages, it may be necessary to provide multiple localizations. In most places, localized names end with “Local”. In all these cases, multiple elements should be allowed and, when more than one language element exists in the languages section, the language code should be provided too:</text:p>
      <text:p text:style-name="P80">&lt;nameLocal <text:span text:style-name="T52">bcp</text:span>="eng-<text:span text:style-name="T52">GB</text:span>"&gt;Hello!&lt;/nameLocal&gt;</text:p>
      <text:p text:style-name="P80">&lt;nameLocal <text:span text:style-name="T52">bcp</text:span>="eng-<text:span text:style-name="T52">US</text:span>"&gt;H<text:span text:style-name="T52">owdy</text:span>!&lt;/nameLocal&gt;</text:p>
      <text:p text:style-name="Code">&lt;nameLocal <text:span text:style-name="T52">bcp</text:span>="fra-<text:span text:style-name="T52">FR</text:span>"&gt;Bonjour !&lt;/nameLocal&gt;</text:p>
      <text:h text:style-name="Heading_20_2" text:outline-level="2"><text:bookmark-start text:name="__RefHeading___Toc1369_588603349"/><text:soft-page-break/>Migration<text:bookmark-end text:name="__RefHeading___Toc1369_588603349"/></text:h>
      <text:p text:style-name="P47">Putting the language element under a languages element is likely to be a breaking change. Multiple *Local may also produce unexpected from, eg</text:p>
      <text:p text:style-name="Code">/DBLMetadata/identification/nameLocal/text()</text:p>
      <text:p text:style-name="P47">One short-term strategy would be to not process entries with multiple language elements.</text:p>
      <text:h text:style-name="P136" text:outline-level="1"><text:bookmark-start text:name="__RefHeading___Toc471_417451058"/>Countries<text:bookmark-end text:name="__RefHeading___Toc471_417451058"/></text:h>
      <text:h text:style-name="P146" text:outline-level="2"><text:bookmark-start text:name="__RefHeading___Toc473_417451058"/>Multiple *Local<text:bookmark-end text:name="__RefHeading___Toc473_417451058"/></text:h>
      <text:p text:style-name="P2">See the discussion of multiple language support.</text:p>
      <text:h text:style-name="P136" text:outline-level="1"><text:bookmark-start text:name="__RefHeading___Toc475_417451058"/>Names<text:bookmark-end text:name="__RefHeading___Toc475_417451058"/></text:h>
      <text:h text:style-name="Heading_20_2" text:outline-level="2"><text:bookmark-start text:name="__RefHeading___Toc1371_588603349"/>Multi-language support<text:bookmark-end text:name="__RefHeading___Toc1371_588603349"/></text:h>
      <text:p text:style-name="P47">Book names (and other names) may be available in multiple languages, and it may be appropriate to link multiple names to one node in the publication hierarchy. The proposed solution follows the *Local approach:</text:p>
      <text:p text:style-name="Code">&lt;name id="book-jhn"&gt;</text:p>
      <text:p text:style-name="Code"><text:tab/>&lt;abbr&gt;Jn&lt;/abbr&gt;</text:p>
      <text:p text:style-name="Code"><text:tab/>&lt;short bcp="eng"&gt;<text:span text:style-name="T53">John&lt;/short&gt;</text:span></text:p>
      <text:p text:style-name="Code"><text:tab/><text:span text:style-name="T53">&lt;short bcp="fr"&gt;Jean&lt;/short&gt;</text:span></text:p>
      <text:p text:style-name="Code">&lt;/name&gt;</text:p>
      <text:h text:style-name="Heading_20_2" text:outline-level="2"><text:bookmark-start text:name="__RefHeading___Toc1373_588603349"/>Migration<text:bookmark-end text:name="__RefHeading___Toc1373_588603349"/></text:h>
      <text:p text:style-name="P49">Multiple elements in the case of multiple languages may well be a breaking change which can be mitigated by not processing multiple-language entries in the short term.</text:p>
      <text:h text:style-name="P134" text:outline-level="1"><text:bookmark-start text:name="__RefHeading___Toc1943_1800469395"/>Manifest<text:bookmark-end text:name="__RefHeading___Toc1943_1800469395"/></text:h>
      <text:h text:style-name="Heading_20_2" text:outline-level="2"><text:bookmark-start text:name="__RefHeading___Toc1945_1800469395"/>Tighten checksum regex<text:bookmark-end text:name="__RefHeading___Toc1945_1800469395"/></text:h>
      <text:p text:style-name="P59">The schema currently allows checksums in the S3 partial upload format. This happened to accommodate such checksums during migration, but it turns out that those checksums were wrong. The checksum regex should validate MD5s only.</text:p>
      <text:h text:style-name="Heading_20_2" text:outline-level="2">Progress within manifest?</text:h>
      <text:p text:style-name="P122">See the discussion under the progress section.</text:p>
      <text:h text:style-name="Heading_20_2" text:outline-level="2"><text:bookmark-start text:name="__RefHeading___Toc1947_1800469395"/>Migration<text:bookmark-end text:name="__RefHeading___Toc1947_1800469395"/></text:h>
      <text:p text:style-name="P59">Th<text:span text:style-name="T60">e checksum</text:span> change should only invalidate documents containing invalid checksums, which could be considered to be A Good Thing.</text:p>
      <text:h text:style-name="P130" text:outline-level="1"><text:bookmark-start text:name="__RefHeading___Toc477_417451058"/>Publication<text:bookmark-end text:name="__RefHeading___Toc477_417451058"/></text:h>
      <text:h text:style-name="P146" text:outline-level="2"><text:bookmark-start text:name="__RefHeading___Toc479_417451058"/>Multiple *Local<text:bookmark-end text:name="__RefHeading___Toc479_417451058"/></text:h>
      <text:p text:style-name="P2">See the discussion of multiple language support.</text:p>
      <text:h text:style-name="P142" text:outline-level="2"><text:bookmark-start text:name="__RefHeading___Toc481_417451058"/><text:soft-page-break/>metaContent<text:bookmark-end text:name="__RefHeading___Toc481_417451058"/></text:h>
      <text:p text:style-name="P50"><text:span text:style-name="T8">The content elements of the publications section is where data sources, names and roles meet. This currently works well for the content itself. However, some data related to publishable content needs to be given a role too. The first example of this is audio timing files. The proposed solution is to allow metaContent child</text:span><text:span text:style-name="T22">ren of content or division</text:span><text:span text:style-name="T8"> elements that relate such data sources to publishable content:</text:span></text:p>
      <text:p text:style-name="Code">&lt;content src="MAT.usx" name="book-mat" role="MAT"&gt;</text:p>
      <text:p text:style-name="Code"><text:tab/>&lt;metaContent src="timing/MAT.xml"/&gt;</text:p>
      <text:p text:style-name="Code">&lt;/content&gt;</text:p>
      <text:p text:style-name="Code">&lt;content src="MRK.usx" name="book-mrk" role="MRK"&gt;</text:p>
      <text:p text:style-name="Code"><text:tab/>&lt;metaContent src="timing/MRK_1-6.xml" role="MRK 1-6"/&gt;</text:p>
      <text:p text:style-name="P81"><text:tab/>&lt;metaContent src="timing/MRK_<text:span text:style-name="T54">7-16</text:span>.xml" role="MRK <text:span text:style-name="T54">7</text:span>-<text:span text:style-name="T54">1</text:span>6"/&gt;</text:p>
      <text:p text:style-name="Code">&lt;/content&gt;</text:p>
      <text:p text:style-name="P50">In the second example above, the metaContent has a role within the scope of the containing content element.</text:p>
      <text:h text:style-name="P142" text:outline-level="2"><text:bookmark-start text:name="__RefHeading___Toc483_417451058"/>peripheral ids in metadata r<text:span text:style-name="T55">o</text:span>le enum<text:bookmark-end text:name="__RefHeading___Toc483_417451058"/></text:h>
      <text:p text:style-name="P51"><text:span text:style-name="T8">This enables the tagging of extra-canonical content without relying on well-known file names. The list, from the USFM 3 spec</text:span><text:span text:style-name="T8"><text:note text:id="ftn8" text:note-class="footnote"><text:note-citation>8</text:note-citation><text:note-body><text:p text:style-name="P75">https://ubsicap.github.io/usfm/peripherals/index.html</text:p></text:note-body></text:note></text:span><text:span text:style-name="T8">, would be</text:span></text:p>
      <table:table table:name="USFM3PeripheralContent" table:style-name="USFM3PeripheralContent">
        <table:table-column table:style-name="USFM3PeripheralContent.A"/>
        <table:table-column table:style-name="USFM3PeripheralContent.B"/>
        <table:table-header-rows>
          <table:table-row>
            <table:table-cell table:style-name="USFM3PeripheralContent.A1" office:value-type="string">
              <text:p text:style-name="P86">Role</text:p>
            </table:table-cell>
            <table:table-cell table:style-name="USFM3PeripheralContent.B1" office:value-type="string">
              <text:p text:style-name="P86">Meaning</text:p>
            </table:table-cell>
          </table:table-row>
        </table:table-header-rows>
        <table:table-row>
          <table:table-cell table:style-name="USFM3PeripheralContent.A2" office:value-type="string">
            <text:p text:style-name="P87">abbreviations</text:p>
          </table:table-cell>
          <table:table-cell table:style-name="USFM3PeripheralContent.B2" office:value-type="string">
            <text:p text:style-name="P87">Table of abbreviations</text:p>
          </table:table-cell>
        </table:table-row>
        <table:table-row>
          <table:table-cell table:style-name="USFM3PeripheralContent.A2" office:value-type="string">
            <text:p text:style-name="P87">alphacontents</text:p>
          </table:table-cell>
          <table:table-cell table:style-name="USFM3PeripheralContent.B2" office:value-type="string">
            <text:p text:style-name="P87">Alphanumeric Contents</text:p>
          </table:table-cell>
        </table:table-row>
        <table:table-row>
          <table:table-cell table:style-name="USFM3PeripheralContent.A2" office:value-type="string">
            <text:p text:style-name="P87">chron</text:p>
          </table:table-cell>
          <table:table-cell table:style-name="USFM3PeripheralContent.B2" office:value-type="string">
            <text:p text:style-name="P87">Chronology</text:p>
          </table:table-cell>
        </table:table-row>
        <table:table-row>
          <table:table-cell table:style-name="USFM3PeripheralContent.A2" office:value-type="string">
            <text:p text:style-name="P87">cnc</text:p>
          </table:table-cell>
          <table:table-cell table:style-name="USFM3PeripheralContent.B2" office:value-type="string">
            <text:p text:style-name="P87">Concordance</text:p>
          </table:table-cell>
        </table:table-row>
        <table:table-row>
          <table:table-cell table:style-name="USFM3PeripheralContent.A2" office:value-type="string">
            <text:p text:style-name="P87">contents</text:p>
          </table:table-cell>
          <table:table-cell table:style-name="USFM3PeripheralContent.B2" office:value-type="string">
            <text:p text:style-name="P87">Table of Contents</text:p>
          </table:table-cell>
        </table:table-row>
        <table:table-row>
          <table:table-cell table:style-name="USFM3PeripheralContent.A2" office:value-type="string">
            <text:p text:style-name="P87">cover</text:p>
          </table:table-cell>
          <table:table-cell table:style-name="USFM3PeripheralContent.B2" office:value-type="string">
            <text:p text:style-name="P87">Cover</text:p>
          </table:table-cell>
        </table:table-row>
        <table:table-row>
          <table:table-cell table:style-name="USFM3PeripheralContent.A2" office:value-type="string">
            <text:p text:style-name="P87">foreword</text:p>
          </table:table-cell>
          <table:table-cell table:style-name="USFM3PeripheralContent.B2" office:value-type="string">
            <text:p text:style-name="P87">Foreword</text:p>
          </table:table-cell>
        </table:table-row>
        <table:table-row>
          <table:table-cell table:style-name="USFM3PeripheralContent.A2" office:value-type="string">
            <text:p text:style-name="P87">glo</text:p>
          </table:table-cell>
          <table:table-cell table:style-name="USFM3PeripheralContent.B2" office:value-type="string">
            <text:p text:style-name="P87">Glossary</text:p>
          </table:table-cell>
        </table:table-row>
        <table:table-row>
          <table:table-cell table:style-name="USFM3PeripheralContent.A2" office:value-type="string">
            <text:p text:style-name="P87">halftitle</text:p>
          </table:table-cell>
          <table:table-cell table:style-name="USFM3PeripheralContent.B2" office:value-type="string">
            <text:p text:style-name="P87">Half Title Page</text:p>
          </table:table-cell>
        </table:table-row>
        <table:table-row>
          <table:table-cell table:style-name="USFM3PeripheralContent.A2" office:value-type="string">
            <text:p text:style-name="P87">imprimatur</text:p>
          </table:table-cell>
          <table:table-cell table:style-name="USFM3PeripheralContent.B2" office:value-type="string">
            <text:p text:style-name="P87">Imprimatur</text:p>
          </table:table-cell>
        </table:table-row>
        <table:table-row>
          <table:table-cell table:style-name="USFM3PeripheralContent.A2" office:value-type="string">
            <text:p text:style-name="P87">intbible</text:p>
          </table:table-cell>
          <table:table-cell table:style-name="USFM3PeripheralContent.B2" office:value-type="string">
            <text:p text:style-name="P87">Introduction to the Bible</text:p>
          </table:table-cell>
        </table:table-row>
        <table:table-row>
          <table:table-cell table:style-name="USFM3PeripheralContent.A2" office:value-type="string">
            <text:p text:style-name="P87">intdc</text:p>
          </table:table-cell>
          <table:table-cell table:style-name="USFM3PeripheralContent.B2" office:value-type="string">
            <text:p text:style-name="P87">Deuterocanon Introduction</text:p>
          </table:table-cell>
        </table:table-row>
        <table:table-row>
          <table:table-cell table:style-name="USFM3PeripheralContent.A2" office:value-type="string">
            <text:p text:style-name="P87">intepistles</text:p>
          </table:table-cell>
          <table:table-cell table:style-name="USFM3PeripheralContent.B2" office:value-type="string">
            <text:p text:style-name="P87">Introduction to Epistles</text:p>
          </table:table-cell>
        </table:table-row>
        <table:table-row>
          <table:table-cell table:style-name="USFM3PeripheralContent.A2" office:value-type="string">
            <text:p text:style-name="P87">intgospels</text:p>
          </table:table-cell>
          <table:table-cell table:style-name="USFM3PeripheralContent.B2" office:value-type="string">
            <text:p text:style-name="P87">Introduction to Gospels</text:p>
          </table:table-cell>
        </table:table-row>
        <table:table-row>
          <table:table-cell table:style-name="USFM3PeripheralContent.A2" office:value-type="string">
            <text:p text:style-name="P87">inthist</text:p>
          </table:table-cell>
          <table:table-cell table:style-name="USFM3PeripheralContent.B2" office:value-type="string">
            <text:p text:style-name="P87">Introduction to History</text:p>
          </table:table-cell>
        </table:table-row>
        <table:table-row>
          <table:table-cell table:style-name="USFM3PeripheralContent.A2" office:value-type="string">
            <text:p text:style-name="P87">intnt</text:p>
          </table:table-cell>
          <table:table-cell table:style-name="USFM3PeripheralContent.B2" office:value-type="string">
            <text:p text:style-name="P87">Introduction to New Testament</text:p>
          </table:table-cell>
        </table:table-row>
        <table:table-row>
          <table:table-cell table:style-name="USFM3PeripheralContent.A2" office:value-type="string">
            <text:p text:style-name="P87">intot</text:p>
          </table:table-cell>
          <table:table-cell table:style-name="USFM3PeripheralContent.B2" office:value-type="string">
            <text:p text:style-name="P87">Introduction to the Old Testament</text:p>
          </table:table-cell>
        </table:table-row>
        <table:table-row>
          <table:table-cell table:style-name="USFM3PeripheralContent.A2" office:value-type="string">
            <text:p text:style-name="P87">intpent</text:p>
          </table:table-cell>
          <table:table-cell table:style-name="USFM3PeripheralContent.B2" office:value-type="string">
            <text:p text:style-name="P87">Introduction to the Pentateuch</text:p>
          </table:table-cell>
        </table:table-row>
        <table:table-row>
          <table:table-cell table:style-name="USFM3PeripheralContent.A2" office:value-type="string">
            <text:p text:style-name="P87">intpoetry</text:p>
          </table:table-cell>
          <table:table-cell table:style-name="USFM3PeripheralContent.B2" office:value-type="string">
            <text:p text:style-name="P87">Introduction to Poetry</text:p>
          </table:table-cell>
        </table:table-row>
        <table:table-row>
          <table:table-cell table:style-name="USFM3PeripheralContent.A2" office:value-type="string">
            <text:p text:style-name="P87">intprophesy</text:p>
          </table:table-cell>
          <table:table-cell table:style-name="USFM3PeripheralContent.B2" office:value-type="string">
            <text:p text:style-name="P87">Introduction to Prophecy</text:p>
          </table:table-cell>
        </table:table-row>
        <text:soft-page-break/>
        <table:table-row>
          <table:table-cell table:style-name="USFM3PeripheralContent.A2" office:value-type="string">
            <text:p text:style-name="P87">lxxquotes</text:p>
          </table:table-cell>
          <table:table-cell table:style-name="USFM3PeripheralContent.B2" office:value-type="string">
            <text:p text:style-name="P87">Quotes from LXX in NT</text:p>
          </table:table-cell>
        </table:table-row>
        <table:table-row>
          <table:table-cell table:style-name="USFM3PeripheralContent.A2" office:value-type="string">
            <text:p text:style-name="P87">maps</text:p>
          </table:table-cell>
          <table:table-cell table:style-name="USFM3PeripheralContent.B2" office:value-type="string">
            <text:p text:style-name="P87">Map Index</text:p>
          </table:table-cell>
        </table:table-row>
        <table:table-row>
          <table:table-cell table:style-name="USFM3PeripheralContent.A2" office:value-type="string">
            <text:p text:style-name="P87">measures</text:p>
          </table:table-cell>
          <table:table-cell table:style-name="USFM3PeripheralContent.B2" office:value-type="string">
            <text:p text:style-name="P87">Weights and Measures</text:p>
          </table:table-cell>
        </table:table-row>
        <table:table-row>
          <table:table-cell table:style-name="USFM3PeripheralContent.A2" office:value-type="string">
            <text:p text:style-name="P87">ndx</text:p>
          </table:table-cell>
          <table:table-cell table:style-name="USFM3PeripheralContent.B2" office:value-type="string">
            <text:p text:style-name="P87">Names Index</text:p>
          </table:table-cell>
        </table:table-row>
        <table:table-row>
          <table:table-cell table:style-name="USFM3PeripheralContent.A2" office:value-type="string">
            <text:p text:style-name="P87">preface</text:p>
          </table:table-cell>
          <table:table-cell table:style-name="USFM3PeripheralContent.B2" office:value-type="string">
            <text:p text:style-name="P87">Preface</text:p>
          </table:table-cell>
        </table:table-row>
        <table:table-row>
          <table:table-cell table:style-name="USFM3PeripheralContent.A2" office:value-type="string">
            <text:p text:style-name="P87">promo</text:p>
          </table:table-cell>
          <table:table-cell table:style-name="USFM3PeripheralContent.B2" office:value-type="string">
            <text:p text:style-name="P87">Promotional Page</text:p>
          </table:table-cell>
        </table:table-row>
        <table:table-row>
          <table:table-cell table:style-name="USFM3PeripheralContent.A2" office:value-type="string">
            <text:p text:style-name="P87">pubdata</text:p>
          </table:table-cell>
          <table:table-cell table:style-name="USFM3PeripheralContent.B2" office:value-type="string">
            <text:p text:style-name="P87">Publication Data</text:p>
          </table:table-cell>
        </table:table-row>
        <table:table-row>
          <table:table-cell table:style-name="USFM3PeripheralContent.A2" office:value-type="string">
            <text:p text:style-name="P87">spine</text:p>
          </table:table-cell>
          <table:table-cell table:style-name="USFM3PeripheralContent.B2" office:value-type="string">
            <text:p text:style-name="P87">Spine</text:p>
          </table:table-cell>
        </table:table-row>
        <table:table-row>
          <table:table-cell table:style-name="USFM3PeripheralContent.A2" office:value-type="string">
            <text:p text:style-name="P87">tdx</text:p>
          </table:table-cell>
          <table:table-cell table:style-name="USFM3PeripheralContent.B2" office:value-type="string">
            <text:p text:style-name="P87">Topical Index</text:p>
          </table:table-cell>
        </table:table-row>
        <table:table-row>
          <table:table-cell table:style-name="USFM3PeripheralContent.A2" office:value-type="string">
            <text:p text:style-name="P87">title</text:p>
          </table:table-cell>
          <table:table-cell table:style-name="USFM3PeripheralContent.B2" office:value-type="string">
            <text:p text:style-name="P87">Title Page</text:p>
          </table:table-cell>
        </table:table-row>
      </table:table>
      <text:p text:style-name="P17"/>
      <text:h text:style-name="Heading_20_2" text:outline-level="2"><text:bookmark-start text:name="__RefHeading___Toc1375_588603349"/>Migration<text:bookmark-end text:name="__RefHeading___Toc1375_588603349"/></text:h>
      <text:p text:style-name="P52">The most likely issue is unexpected metacontent children, although many processing models would ignore these.</text:p>
      <text:h text:style-name="Heading_20_1" text:outline-level="1"><text:bookmark-start text:name="__RefHeading___Toc485_417451058"/>Copyright<text:bookmark-end text:name="__RefHeading___Toc485_417451058"/></text:h>
      <text:h text:style-name="Heading_20_2" text:outline-level="2"><text:bookmark-start text:name="__RefHeading___Toc487_417451058"/>Language attribute for statementContent<text:bookmark-end text:name="__RefHeading___Toc487_417451058"/></text:h>
      <text:p text:style-name="P53">As with the *Local discussion above, a multi-language entry may require copyright statements in multiple languages, via bcp attributes:</text:p>
      <text:p text:style-name="Code">&lt;copyright&gt;</text:p>
      <text:p text:style-name="Code"><text:s text:c="4"/>&lt;fullStatement&gt;</text:p>
      <text:p text:style-name="P82"><text:s text:c="6"/>&lt;statementContent type="xhtml" <text:span text:style-name="T56">bcp="eng"</text:span>&gt;</text:p>
      <text:p text:style-name="P82"><text:s text:c="8"/>&lt;p&gt;&amp;#169; 2017 Bridge Communications Systems.&lt;/p&gt;</text:p>
      <text:p text:style-name="P82"><text:s text:c="6"/>&lt;/statementContent&gt;</text:p>
      <text:p text:style-name="P82"><text:s text:c="6"/>&lt;statementContent type="xhtml" <text:span text:style-name="T56">bcp="fra"</text:span>&gt;</text:p>
      <text:p text:style-name="P82"><text:s text:c="8"/>&lt;p&gt;&amp;#169; 2017 Bridge Communications Systems.&lt;/p&gt;</text:p>
      <text:p text:style-name="P82"><text:s text:c="6"/>&lt;/statementContent&gt;</text:p>
      <text:p text:style-name="P82"><text:s text:c="4"/>&lt;/fullStatement&gt;</text:p>
      <text:p text:style-name="Code"><text:s text:c="2"/>&lt;/copyright&gt;</text:p>
      <text:h text:style-name="Heading_20_2" text:outline-level="2"><text:bookmark-start text:name="__RefHeading___Toc489_417451058"/>Migration<text:bookmark-end text:name="__RefHeading___Toc489_417451058"/></text:h>
      <text:p text:style-name="P53">As with *Local, multiple statementContent elements have the potential to break accessors via xpath-like technology.</text:p>
      <text:h text:style-name="Heading_20_1" text:outline-level="1"><text:bookmark-start text:name="__RefHeading___Toc491_417451058"/>Promotion<text:bookmark-end text:name="__RefHeading___Toc491_417451058"/></text:h>
      <text:h text:style-name="Heading_20_2" text:outline-level="2"><text:bookmark-start text:name="__RefHeading___Toc493_417451058"/>Replace promoVersionInfo with <text:span text:style-name="T56">promotion</text:span>Content<text:bookmark-end text:name="__RefHeading___Toc493_417451058"/></text:h>
      <text:p text:style-name="P53">The idea here is to make the copyright and promotion sections more similar:</text:p>
      <text:p text:style-name="Code">&lt;promotion&gt;</text:p>
      <text:p text:style-name="P83"><text:s text:c="4"/>&lt;promotionContent type="xhtml" bcp="eng"&gt;</text:p>
      <text:p text:style-name="P83"><text:s text:c="8"/>&lt;h1&gt;Great Choice Dude!&lt;/h1&gt;</text:p>
      <text:p text:style-name="P83"><text:soft-page-break/><text:s text:c="4"/>&lt;/promotionContent&gt;</text:p>
      <text:p text:style-name="P83"><text:s text:c="4"/>&lt;promotionContent type="xhtml" bcp="fra"&gt;</text:p>
      <text:p text:style-name="P83"><text:s text:c="8"/>&lt;h1&gt;Excellent choix, mec !&lt;/h1&gt;</text:p>
      <text:p text:style-name="P83"><text:s text:c="4"/>&lt;/promotionContent&gt;</text:p>
      <text:p text:style-name="Code">&lt;/promotion&gt;</text:p>
      <text:h text:style-name="Heading_20_2" text:outline-level="2"><text:bookmark-start text:name="__RefHeading___Toc495_417451058"/>Migration<text:bookmark-end text:name="__RefHeading___Toc495_417451058"/></text:h>
      <text:p text:style-name="P54">Changing element and attribute names is likely to be breaking.</text:p>
      <text:h text:style-name="P130" text:outline-level="1"><text:bookmark-start text:name="__RefHeading___Toc497_417451058"/>Progress<text:bookmark-end text:name="__RefHeading___Toc497_417451058"/></text:h>
      <text:p text:style-name="P69">DBL Metadata currently supports two mechanisms for tracking translation progress. The first, which is supported by PT, uses a top-level section to list the progress for each book:</text:p>
      <text:p text:style-name="Code">&lt;progress&gt;</text:p>
      <text:p text:style-name="Code"><text:s text:c="6"/>&lt;book code="GEN" stage="4"/&gt;</text:p>
      <text:p text:style-name="Code"><text:s text:c="6"/>&lt;book code="EXO" stage="1"/&gt;</text:p>
      <text:p text:style-name="Code"><text:s text:c="6"/>&lt;book code="JOS" stage="2"/&gt;</text:p>
      <text:p text:style-name="Code"><text:s text:c="6"/>&lt;book code="LUK" stage="4"/&gt;</text:p>
      <text:p text:style-name="Code"><text:s text:c="2"/>&lt;/progress&gt;</text:p>
      <text:p text:style-name="P69"/>
      <text:p text:style-name="P69">There are two issues with this:</text:p>
      <text:p text:style-name="P69"/>
      <text:list xml:id="list1398220165585003016" text:style-name="L20">
        <text:list-item>
          <text:p text:style-name="P93">It means another potentially long list in the metadata</text:p>
        </text:list-item>
        <text:list-item>
          <text:p text:style-name="P93">More importantly, it can only record progress for books when, in reality, progress on introductions and other para-canonical content may also be important.</text:p>
        </text:list-item>
      </text:list>
      <text:p text:style-name="P69"/>
      <text:p text:style-name="P94">The alternative mechanism, which has probably never been used, is to record the progress against manifest entries.</text:p>
      <text:p text:style-name="P94"/>
      <text:p text:style-name="Code">&lt;resource checksum="0e6c24ebcf1ca2e928578ab239b69687" mimeType="application/xml" size="296803" uri="release/USX_2/1CH.usx" <text:span text:style-name="T59">progress=”37”</text:span>/&gt;</text:p>
      <text:p text:style-name="P94"/>
      <text:p text:style-name="P94">Progress can therefore be logged against any document in the entry, without bloating the metadata document. One possible argument against this approach is that project tracking and manifest information may be generated by very different routes. <text:span text:style-name="T59">Also, PT currently duplicated most canonical content several times when multiple booklists are specified (but maybe we should fix the duplication of content).</text:span></text:p>
      <text:p text:style-name="P69"/>
      <text:p text:style-name="P69">For Metadata 2.3 we should pick one solution that can handle progress on peripherals, and remove support for the unused solution(s).</text:p>
      <text:h text:style-name="P142" text:outline-level="2"><text:bookmark-start text:name="__RefHeading___Toc499_417451058"/>Migration<text:bookmark-end text:name="__RefHeading___Toc499_417451058"/></text:h>
      <text:p text:style-name="P18">This obviously depends on which option we pick (and on whether anyone is actually consuming progress information via DB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fo:font-size="1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4pt" fo:font-style="italic"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2pt" fo:font-style="italic" fo:font-weight="normal"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8.002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7.503cm" style:type="right" style:leader-style="dotted" style:leader-text="."/>
        </style:tab-stops>
      </style:paragraph-properties>
      <style:text-properties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8pt"/>
    </style:style>
    <style:style style:name="Standard_20__28_user_29_" style:display-name="Standard (use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_20_avec_20_flèche" style:display-name="Objet avec flèche" style:family="paragraph" style:parent-style-name="Standard_20__28_user_29_" style:default-outline-level=""/>
    <style:style style:name="Objet_20_avec_20_ombre" style:display-name="Objet avec ombre" style:family="paragraph" style:parent-style-name="Standard_20__28_user_29_" style:default-outline-level=""/>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Corps_20_de_20_texte_20_justifié" style:display-name="Corps de texte justifié" style:family="paragraph" style:parent-style-name="Standard_20__28_user_29_" style:default-outline-level="">
      <style:paragraph-properties fo:text-align="start" style:justify-single-word="false"/>
    </style:style>
    <style:style style:name="Titre_20_principal1" style:display-name="Titre principal1" style:family="paragraph" style:parent-style-name="Standard_20__28_user_29_" style:default-outline-level="">
      <style:paragraph-properties fo:text-align="center" style:justify-single-word="false"/>
      <style:text-properties fo:font-size="24pt" style:font-size-asian="24pt"/>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Titr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Titr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Ligne_20_de_20_cote" style:display-name="Ligne de cote" style:family="paragraph" style:parent-style-name="Standard_20__28_user_29_" style:default-outline-level="">
      <style:text-properties fo:font-size="12pt" style:font-size-asian="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1" style:display-name="master-page26~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6_7e_LT_7e_Gliederung_20_2" style:display-name="master-page26~LT~Gliederung 2" style:family="paragraph" style:parent-style-name="master-page26_7e_LT_7e_Gliederung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6_7e_LT_7e_Gliederung_20_3" style:display-name="master-page26~LT~Gliederung 3" style:family="paragraph" style:parent-style-name="master-page26_7e_LT_7e_Gliederung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6_7e_LT_7e_Gliederung_20_4" style:display-name="master-page26~LT~Gliederung 4" style:family="paragraph" style:parent-style-name="master-page26_7e_LT_7e_Gliederung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5" style:display-name="master-page26~LT~Gliederung 5" style:family="paragraph" style:parent-style-name="master-page26_7e_LT_7e_Gliederung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6" style:display-name="master-page26~LT~Gliederung 6" style:family="paragraph" style:parent-style-name="master-page26_7e_LT_7e_Gliederung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7" style:display-name="master-page26~LT~Gliederung 7" style:family="paragraph" style:parent-style-name="master-page26_7e_LT_7e_Gliederung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8" style:display-name="master-page26~LT~Gliederung 8" style:family="paragraph" style:parent-style-name="master-page26_7e_LT_7e_Gliederung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9" style:display-name="master-page26~LT~Gliederung 9" style:family="paragraph" style:parent-style-name="master-page26_7e_LT_7e_Gliederung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Titel" style:display-name="master-page26~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6_7e_LT_7e_Untertitel" style:display-name="master-page26~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6_7e_LT_7e_Notizen" style:display-name="master-page26~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6_7e_LT_7e_Hintergrundobjekte" style:display-name="master-page2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6_7e_LT_7e_Hintergrund" style:display-name="master-page26~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7_7e_LT_7e_Gliederung_20_1" style:display-name="master-page57~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7_7e_LT_7e_Gliederung_20_2" style:display-name="master-page57~LT~Gliederung 2" style:family="paragraph" style:parent-style-name="master-page57_7e_LT_7e_Gliederung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7_7e_LT_7e_Gliederung_20_3" style:display-name="master-page57~LT~Gliederung 3" style:family="paragraph" style:parent-style-name="master-page57_7e_LT_7e_Gliederung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7_7e_LT_7e_Gliederung_20_4" style:display-name="master-page57~LT~Gliederung 4" style:family="paragraph" style:parent-style-name="master-page57_7e_LT_7e_Gliederung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Gliederung_20_5" style:display-name="master-page57~LT~Gliederung 5" style:family="paragraph" style:parent-style-name="master-page57_7e_LT_7e_Gliederung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Gliederung_20_6" style:display-name="master-page57~LT~Gliederung 6" style:family="paragraph" style:parent-style-name="master-page57_7e_LT_7e_Gliederung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Gliederung_20_7" style:display-name="master-page57~LT~Gliederung 7" style:family="paragraph" style:parent-style-name="master-page57_7e_LT_7e_Gliederung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Gliederung_20_8" style:display-name="master-page57~LT~Gliederung 8" style:family="paragraph" style:parent-style-name="master-page57_7e_LT_7e_Gliederung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Gliederung_20_9" style:display-name="master-page57~LT~Gliederung 9" style:family="paragraph" style:parent-style-name="master-page57_7e_LT_7e_Gliederung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Titel" style:display-name="master-page57~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7_7e_LT_7e_Untertitel" style:display-name="master-page57~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7_7e_LT_7e_Notizen" style:display-name="master-page57~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7_7e_LT_7e_Hintergrundobjekte" style:display-name="master-page5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7_7e_LT_7e_Hintergrund" style:display-name="master-page57~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68_7e_LT_7e_Gliederung_20_1" style:display-name="master-page68~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8_7e_LT_7e_Gliederung_20_2" style:display-name="master-page68~LT~Gliederung 2" style:family="paragraph" style:parent-style-name="master-page68_7e_LT_7e_Gliederung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8_7e_LT_7e_Gliederung_20_3" style:display-name="master-page68~LT~Gliederung 3" style:family="paragraph" style:parent-style-name="master-page68_7e_LT_7e_Gliederung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8_7e_LT_7e_Gliederung_20_4" style:display-name="master-page68~LT~Gliederung 4" style:family="paragraph" style:parent-style-name="master-page68_7e_LT_7e_Gliederung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5" style:display-name="master-page68~LT~Gliederung 5" style:family="paragraph" style:parent-style-name="master-page68_7e_LT_7e_Gliederung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6" style:display-name="master-page68~LT~Gliederung 6" style:family="paragraph" style:parent-style-name="master-page68_7e_LT_7e_Gliederung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7" style:display-name="master-page68~LT~Gliederung 7" style:family="paragraph" style:parent-style-name="master-page68_7e_LT_7e_Gliederung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8" style:display-name="master-page68~LT~Gliederung 8" style:family="paragraph" style:parent-style-name="master-page68_7e_LT_7e_Gliederung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9" style:display-name="master-page68~LT~Gliederung 9" style:family="paragraph" style:parent-style-name="master-page68_7e_LT_7e_Gliederung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Titel" style:display-name="master-page68~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8_7e_LT_7e_Untertitel" style:display-name="master-page68~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8_7e_LT_7e_Notizen" style:display-name="master-page68~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8_7e_LT_7e_Hintergrundobjekte" style:display-name="master-page6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68_7e_LT_7e_Hintergrund" style:display-name="master-page68~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07_7e_LT_7e_Gliederung_20_1" style:display-name="master-page107~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07_7e_LT_7e_Gliederung_20_2" style:display-name="master-page107~LT~Gliederung 2" style:family="paragraph" style:parent-style-name="master-page107_7e_LT_7e_Gliederung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7_7e_LT_7e_Gliederung_20_3" style:display-name="master-page107~LT~Gliederung 3" style:family="paragraph" style:parent-style-name="master-page107_7e_LT_7e_Gliederung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7_7e_LT_7e_Gliederung_20_4" style:display-name="master-page107~LT~Gliederung 4" style:family="paragraph" style:parent-style-name="master-page107_7e_LT_7e_Gliederung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7_7e_LT_7e_Gliederung_20_5" style:display-name="master-page107~LT~Gliederung 5" style:family="paragraph" style:parent-style-name="master-page107_7e_LT_7e_Gliederung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7_7e_LT_7e_Gliederung_20_6" style:display-name="master-page107~LT~Gliederung 6" style:family="paragraph" style:parent-style-name="master-page107_7e_LT_7e_Gliederung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7_7e_LT_7e_Gliederung_20_7" style:display-name="master-page107~LT~Gliederung 7" style:family="paragraph" style:parent-style-name="master-page107_7e_LT_7e_Gliederung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7_7e_LT_7e_Gliederung_20_8" style:display-name="master-page107~LT~Gliederung 8" style:family="paragraph" style:parent-style-name="master-page107_7e_LT_7e_Gliederung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7_7e_LT_7e_Gliederung_20_9" style:display-name="master-page107~LT~Gliederung 9" style:family="paragraph" style:parent-style-name="master-page107_7e_LT_7e_Gliederung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7_7e_LT_7e_Titel" style:display-name="master-page107~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07_7e_LT_7e_Untertitel" style:display-name="master-page107~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07_7e_LT_7e_Notizen" style:display-name="master-page107~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07_7e_LT_7e_Hintergrundobjekte" style:display-name="master-page10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07_7e_LT_7e_Hintergrund" style:display-name="master-page107~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style style:name="Code" style:family="paragraph" style:parent-style-name="Text_20_body" style:next-style-name="Text_20_body">
      <style:paragraph-properties fo:margin-top="0cm" fo:margin-bottom="0cm" loext:contextual-spacing="false"/>
      <style:text-properties style:font-name="Courier New" fo:font-family="'Courier New'" style:font-style-name="Normal" style:font-family-generic="modern" style:font-pitch="fixed" fo:font-size="10.5pt" style:font-size-asian="10.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8pt" fo:font-style="italic" officeooo:paragraph-rsid="001b1230" style:font-size-asian="8pt" style:font-style-asian="italic" style:font-size-complex="8pt" style:font-style-complex="italic"/>
    </style:style>
    <style:style style:name="MT1" style:family="text">
      <style:text-properties officeooo:rsid="001b1230"/>
    </style:style>
    <style:style style:name="MT2" style:family="text">
      <style:text-properties fo:font-weight="bold" officeooo:rsid="001b1230" style:font-weight-asian="bold" style:font-weight-complex="bold"/>
    </style:style>
    <style:style style:name="MT3" style:family="text">
      <style:text-properties style:text-position="super 58%" officeooo:rsid="001b1230"/>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footer>
        <text:p text:style-name="MP1"><text:span text:style-name="MT1">DBL Metadata v2.3 RFC v0.31</text:span><text:tab/><text:span text:style-name="MT2">Page </text:span><text:span text:style-name="MT2"><text:page-number text:select-page="current">16</text:page-number></text:span><text:span text:style-name="MT2"> of </text:span><text:span text:style-name="MT2"><text:page-count>16</text:page-count></text:span><text:span text:style-name="MT1"><text:tab/>Mark Howe, February 15</text:span><text:span text:style-name="MT3">th</text:span><text:span text:style-name="MT1"> 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7:17:34.779000000</meta:creation-date>
    <dc:date>2019-02-15T11:27:29.141000000</dc:date>
    <meta:editing-duration>PT5H37M38S</meta:editing-duration>
    <meta:editing-cycles>79</meta:editing-cycles>
    <meta:generator>LibreOffice/5.1.6.2$Windows_x86 LibreOffice_project/07ac168c60a517dba0f0d7bc7540f5afa45f0909</meta:generator>
    <meta:print-date>2019-02-13T18:01:20.176000000</meta:print-date>
    <meta:document-statistic meta:table-count="1" meta:image-count="0" meta:object-count="0" meta:page-count="16" meta:paragraph-count="528" meta:word-count="4725" meta:character-count="31070" meta:non-whitespace-character-count="26896"/>
  </office:meta>
</office:document-meta>
</file>